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mm"/>
    </style:style>
    <style:style style:name="co2" style:family="table-column">
      <style:table-column-properties fo:break-before="auto" style:column-width="20.97mm"/>
    </style:style>
    <style:style style:name="co3" style:family="table-column">
      <style:table-column-properties fo:break-before="auto" style:column-width="36.64mm"/>
    </style:style>
    <style:style style:name="co4" style:family="table-column">
      <style:table-column-properties fo:break-before="auto" style:column-width="22.9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8.24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1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MonteCarloBlackScholes">
      <style:table-properties table:display="true" style:writing-mode="lr-tb"/>
    </style: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Title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0099">
      <style:table-cell-properties fo:background-color="#eeeee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#eeeeee" style:diagonal-bl-tr="none" style:diagonal-tl-br="none" fo:border-left="none" fo:border-right="none" style:rotation-align="none" fo:border-top="none"/>
      <style:text-properties fo:color="#ff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eeeeee"/>
      <style:text-properties fo:color="#8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5f_BuiltIn_5f_Hyperlink" style:data-style-name="N0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mm" style:writing-mode="page"/>
    </style:style>
    <style:style style:name="ce20" style:family="table-cell" style:parent-style-name="Default">
      <style:table-cell-properties style:glyph-orientation-vertical="0" fo:border-bottom="0.99pt solid #000000" fo:background-color="#eeee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cc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372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name-asian="SimSun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" style:family="table-cell" style:parent-style-name="Default" style:data-style-name="N37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155">
      <style:table-cell-properties style:glyph-orientation-vertical="0" fo:background-color="#eeeee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eeeee" style:text-align-source="value-type" style:repeat-content="false" fo:wrap-option="no-wrap" style:direction="ltr" style:rotation-angle="0" style:rotation-align="none" style:shrink-to-fit="false" style:vertical-align="top"/>
      <style:paragraph-properties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fo:border="none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fo:font-size="8pt" fo:font-weight="normal" style:text-underline-style="none" style:text-underline-color="font-color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/>
    </style:style>
    <style:style style:name="T2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fo:color="#0000ff" style:text-underline-style="solid" style:text-underline-width="auto" style:text-underline-color="font-color"/>
    </style:style>
    <style:style style:name="T3" style:family="text">
      <style:text-properties fo:font-size="8pt" fo:font-weight="normal" style:text-line-through-type="none" fo:font-style="italic" style:text-outline="false" fo:text-shadow="none" style:text-position="0% 100%" style:font-size-asian="8pt" style:font-size-complex="8pt" style:font-weight-asian="normal" style:font-weight-complex="normal" style:font-style-asian="italic" style:font-style-complex="italic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4"/>
        <table:table-column table:style-name="co2" table:number-columns-repeated="244" table:default-cell-style-name="ce1"/>
        <table:table-column table:style-name="co5" table:number-columns-repeated="768" table:default-cell-style-name="ce15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3"/>
          <table:table-cell table:style-name="ce4" table:number-columns-repeated="4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Object Viewer</text:p>
          </table:table-cell>
          <table:table-cell table:style-name="ce5"/>
          <table:table-cell table:style-name="ce4"/>
          <table:table-cell table:style-name="ce5" office:value-type="string" calcext:value-type="string">
            <text:p>Libraries (folder with JAR files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Parameters:</text:p>
          </table:table-cell>
          <table:table-cell table:style-name="ce6"/>
          <table:table-cell table:style-name="ce4"/>
          <table:table-cell table:style-name="ce6" office:value-type="string" calcext:value-type="string">
            <text:p>Load librari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isibility</text:p>
          </table:table-cell>
          <table:table-cell table:style-name="ce8" table:formula="of:=TRUE()" office:value-type="boolean" office:boolean-value="true" calcext:value-type="boolean">
            <text:p>WAHR</text:p>
          </table:table-cell>
          <table:table-cell table:style-name="ce4"/>
          <table:table-cell table:style-name="ce4" office:value-type="string" calcext:value-type="string">
            <text:p>Path:</text:p>
          </table:table-cell>
          <table:table-cell table:style-name="ce10" office:value-type="string" calcext:value-type="string">
            <text:p>lib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isRelative:</text:p>
          </table:table-cell>
          <table:table-cell table:style-name="ce11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 table:number-columns-repeated="4"/>
          <table:table-cell table:number-columns-repeated="1017"/>
        </table:table-row>
        <table:table-row table:style-name="ro1">
          <table:table-cell/>
          <table:table-cell table:style-name="ce7" table:formula="of:=INFO.OBBA.OBBA.OBCONTROLPANELSETVISIBLE([.C8])" office:value-type="boolean" office:boolean-value="true" calcext:value-type="boolean">
            <text:p>WAHR</text:p>
          </table:table-cell>
          <table:table-cell table:style-name="ce4" table:number-columns-repeated="2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Loaded:</text:p>
          </table:table-cell>
          <table:table-cell table:style-name="ce4" table:formula="of:=INFO.OBBA.OBBA.OBADDALLJARS([.F8];[.F9])" office:value-type="string" office:string-value="/Users/fries/git/finmath-spreadsheets/spreadsheets/Caplets/lib" calcext:value-type="string">
            <text:p>/Users/fries/git/finmath-spreadsheets/spreadsheets/Caplets/lib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6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Obba Version</text:p>
          </table:table-cell>
          <table:table-cell table:style-name="ce5"/>
          <table:table-cell table:style-name="ce4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ersion:</text:p>
          </table:table-cell>
          <table:table-cell table:style-name="ce8" table:formula="of:=INFO.OBBA.OBBA.OBGETPROPERTY(&quot;version&quot;)" office:value-type="string" office:string-value="6.1.0" calcext:value-type="string">
            <text:p>6.1.0</text:p>
          </table:table-cell>
          <table:table-cell table:style-name="ce4"/>
          <table:table-cell table:style-name="ce4" office:value-type="string" calcext:value-type="string">
            <text:p>Path: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Build:</text:p>
          </table:table-cell>
          <table:table-cell table:style-name="ce4" table:formula="of:=INFO.OBBA.OBBA.OBGETPROPERTY(&quot;build&quot;)" office:value-type="string" office:string-value="60100" calcext:value-type="string">
            <text:p>60100</text:p>
          </table:table-cell>
          <table:table-cell table:style-name="ce4"/>
          <table:table-cell table:style-name="ce4" office:value-type="string" calcext:value-type="string">
            <text:p>isRelative:</text:p>
          </table:table-cell>
          <table:table-cell table:style-name="ce11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finmath lib Version</text:p>
          </table:table-cell>
          <table:table-cell table:style-name="ce5"/>
          <table:table-cell table:style-name="ce4"/>
          <table:table-cell table:style-name="ce4" office:value-type="string" calcext:value-type="string">
            <text:p>Loaded:</text:p>
          </table:table-cell>
          <table:table-cell table:style-name="ce4" table:formula="of:=INFO.OBBA.OBBA.OBADDCLASSES([.F17];[.F18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number-columns-repeated="1018"/>
        </table:table-row>
        <table:table-row table:style-name="ro1">
          <table:table-cell/>
          <table:table-cell table:style-name="ce4" table:number-columns-repeated="5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Result:</text:p>
          </table:table-cell>
          <table:table-cell table:style-name="ce6"/>
          <table:table-cell table:style-name="ce4"/>
          <table:table-cell table:style-name="ce5" office:value-type="string" calcext:value-type="string">
            <text:p>Additional Class Folder (leave empty if not needed)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Version:</text:p>
          </table:table-cell>
          <table:table-cell table:style-name="ce8" table:formula="of:=INFO.OBBA.OBBA.OBGET(INFO.OBBA.OBBA.OBCALL(&quot;&quot;;obLibs&amp;&quot;net.finmath.information.Library&quot;;&quot;getVersionString&quot;))" office:value-type="string" office:string-value="4.0.3-SNAPSHOT" calcext:value-type="string">
            <text:p>4.0.3-SNAPSHOT</text:p>
          </table:table-cell>
          <table:table-cell table:style-name="ce4" table:number-columns-repeated="3"/>
          <table:table-cell table:number-columns-repeated="1018"/>
        </table:table-row>
        <table:table-row table:style-name="ro1">
          <table:table-cell/>
          <table:table-cell table:style-name="ce4" table:number-columns-repeated="3"/>
          <table:table-cell table:style-name="ce6" office:value-type="string" calcext:value-type="string">
            <text:p>Load classes from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Path:</text:p>
          </table:table-cell>
          <table:table-cell table:style-name="ce10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isRelative:</text:p>
          </table:table-cell>
          <table:table-cell table:style-name="ce11" table:formula="of:=TRUE()" office:value-type="boolean" office:boolean-value="true" calcext:value-type="boolean">
            <text:p>WAH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Result:</text:p>
          </table:table-cell>
          <table:table-cell table:style-name="ce6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4" office:value-type="string" calcext:value-type="string">
            <text:p>Loaded:</text:p>
          </table:table-cell>
          <table:table-cell table:style-name="ce4" table:formula="of:=INFO.OBBA.OBBA.OBADDCLASSES([.F26];[.F27])" office:value-type="string" office:string-value="/Users/fries/git/finmath-spreadsheets/spreadsheets/Caplets" calcext:value-type="string">
            <text:p>/Users/fries/git/finmath-spreadsheets/spreadsheets/Caplets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table:number-columns-repeated="3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5" office:value-type="string" calcext:value-type="string">
            <text:p>Reference cell below to ensure lib is loaded:</text:p>
          </table:table-cell>
          <table:table-cell table:style-name="ce12"/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9" table:formula="of:=IF(OR(ISERROR([.F12]);ISERROR([.F21]);ISERROR([.F30]));NA();&quot;&quot;)">
            <text:p/>
          </table:table-cell>
          <table:table-cell table:style-name="ce13" office:value-type="string" calcext:value-type="string">
            <text:p><text:s/>← this cell has the name 'obLibs'. Referencing this empty cell will enforce that the spreadsheet app loads the Java libraries before executing the function referencing the cell."</text:p>
          </table:table-cell>
          <table:table-cell table:number-columns-repeated="1018"/>
        </table:table-row>
        <table:table-row table:style-name="ro1" table:number-rows-repeated="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eCarloBlackScholes" table:style-name="ta2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Scrollbar 1" form:control-implementation="ooo:com.sun.star.form.component.ScrollBar" xml:id="control1" form:id="control1" form:value="0" form:linked-cell="MonteCarloBlackScholes.F24" form:delay-for-repeat="PT0.050000000S" form:min-value="0" form:max-value="10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  <form:property form:property-name="VisibleSize" office:value-type="float" office:value="1"/>
              </form:properties>
            </form:value-range>
          </form:form>
        </office:forms>
        <table:shapes>
          <draw:frame draw:z-index="0" draw:style-name="gr1" draw:text-style-name="P1" svg:width="100mm" svg:height="80mm" svg:x="152.25mm" svg:y="99.9mm">
            <draw:object draw:notify-on-update-of-ranges="MonteCarloBlackScholes.L8:MonteCarloBlackScholes.L257 MonteCarloBlackScholes.M8:MonteCarloBlackScholes.M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1" draw:style-name="gr2" draw:text-style-name="P2" svg:width="23.76mm" svg:height="3.42mm" svg:x="122.88mm" svg:y="97.42mm" draw:control="control1"/>
          <draw:frame draw:z-index="2" draw:style-name="gr1" draw:text-style-name="P1" svg:width="100mm" svg:height="80mm" svg:x="273.75mm" svg:y="99.9mm">
            <draw:object draw:notify-on-update-of-ranges="MonteCarloBlackScholes.O8:MonteCarloBlackScholes.O38 MonteCarloBlackScholes.P8:MonteCarloBlackScholes.P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ce16"/>
        <table:table-column table:style-name="co7" table:number-columns-repeated="4" table:default-cell-style-name="ce16"/>
        <table:table-column table:style-name="co7" table:default-cell-style-name="ce28"/>
        <table:table-column table:style-name="co7" table:number-columns-repeated="247" table:default-cell-style-name="ce16"/>
        <table:table-column table:style-name="co7" table:default-cell-style-name="ce33"/>
        <table:table-column table:style-name="co8" table:number-columns-repeated="770" table:default-cell-style-name="ce15"/>
        <table:table-row table:style-name="ro2">
          <table:table-cell table:number-columns-repeated="1024"/>
        </table:table-row>
        <table:table-row table:style-name="ro3">
          <table:table-cell table:style-name="ce17"/>
          <table:table-cell table:style-name="ce17" table:formula="of:=&quot;Monte Carlo Simulation of Heston Model: This sheet illustrates the use of the class &quot;&amp;[.C17]" office:value-type="string" office:string-value="Monte Carlo Simulation of Heston Model: This sheet illustrates the use of the class net.finmath.montecarlo.assetderivativevaluation.models.HestonModel" calcext:value-type="string">
            <text:p>Monte Carlo Simulation of Heston Model: This sheet illustrates the use of the class net.finmath.montecarlo.assetderivativevaluation.models.HestonModel</text:p>
          </table:table-cell>
          <table:table-cell table:style-name="ce17" table:number-columns-repeated="3"/>
          <table:table-cell table:style-name="ce29"/>
          <table:table-cell table:style-name="ce17" table:number-columns-repeated="1013"/>
          <table:table-cell table:number-columns-repeated="5"/>
        </table:table-row>
        <table:table-row table:style-name="ro2">
          <table:table-cell table:style-name="ce18"/>
          <table:table-cell table:style-name="ce2" office:value-type="string" calcext:value-type="string">
            <text:p>Note: <text:span text:style-name="T1">This sheet requires Obba 4.0.14 ( </text:span><text:span text:style-name="T2">http://www.obba.info/</text:span><text:span text:style-name="T3"> )</text:span></text:p>
          </table:table-cell>
          <table:table-cell table:style-name="ce18" table:number-columns-repeated="3"/>
          <table:table-cell table:style-name="ce30"/>
          <table:table-cell table:style-name="ce18" table:number-columns-repeated="1013"/>
          <table:table-cell table:number-columns-repeated="5"/>
        </table:table-row>
        <table:table-row table:style-name="ro2">
          <table:table-cell table:style-name="ce18"/>
          <table:table-cell table:style-name="ce19"/>
          <table:table-cell table:style-name="ce18" table:number-columns-repeated="3"/>
          <table:table-cell table:style-name="ce30"/>
          <table:table-cell table:style-name="ce18" table:number-columns-repeated="1013"/>
          <table:table-cell table:number-columns-repeated="5"/>
        </table:table-row>
        <table:table-row table:style-name="ro2">
          <table:table-cell/>
          <table:table-cell table:style-name="ce19"/>
          <table:table-cell table:style-name="ce18" table:number-columns-repeated="2"/>
          <table:table-cell table:number-columns-repeated="1020"/>
        </table:table-row>
        <table:table-row table:style-name="ro2">
          <table:table-cell/>
          <table:table-cell table:style-name="ce20" office:value-type="string" calcext:value-type="string">
            <text:p>Time Discretization</text:p>
          </table:table-cell>
          <table:table-cell table:style-name="ce20" table:number-columns-repeated="3"/>
          <table:table-cell/>
          <table:table-cell table:style-name="ce20" office:value-type="string" calcext:value-type="string">
            <text:p>Asian Option (used to calculate the pathwise average of the process V(t))</text:p>
          </table:table-cell>
          <table:table-cell table:style-name="ce20" table:number-columns-repeated="3"/>
          <table:table-cell/>
          <table:table-cell table:style-name="ce20" table:formula="of:=INFO.OBBA.OBBA.OBCALL(&quot;underlyingValue&quot;;[.B57];&quot;getAssetValue&quot;;[.$G$9];INFO.OBBA.OBBA.OBMAKE(&quot;&quot;;&quot;int&quot;;0))" office:value-type="string" office:string-value="underlyingValue &#10;[3890]" calcext:value-type="string">
            <text:p>underlyingValue </text:p>
            <text:p>[3890]</text:p>
          </table:table-cell>
          <table:table-cell table:style-name="ce20" table:formula="of:=INFO.OBBA.OBBA.OBCALL(&quot;pathwiseRMSVolatility&quot;;INFO.OBBA.OBBA.OBCALL(&quot;&quot;;[.G15];&quot;getValue&quot;;[.G9];[.B57]);&quot;sqrt&quot;)" office:value-type="string" office:string-value="pathwiseRMSVolatility &#10;[3892]" calcext:value-type="string">
            <text:p>pathwiseRMSVolatility </text:p>
            <text:p>[3892]</text:p>
          </table:table-cell>
          <table:table-cell/>
          <table:table-cell table:style-name="ce20" table:formula="of:=&quot;histogram of &quot;&amp;[.M6]" office:value-type="string" office:string-value="histogram of pathwiseRMSVolatility &#10;[3892]" calcext:value-type="string">
            <text:p>histogram of pathwiseRMSVolatility </text:p>
            <text:p>[3892]</text:p>
          </table:table-cell>
          <table:table-cell table:style-name="ce20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table:formula="of:=obLibs&amp;&quot;net.finmath.time.TimeDiscretizationFromArray&quot;" office:value-type="string" office:string-value="net.finmath.time.TimeDiscretizationFromArray" calcext:value-type="string">
            <text:p>net.finmath.time.TimeDiscretizationFromArray</text:p>
          </table:table-cell>
          <table:table-cell table:number-columns-repeated="1021"/>
        </table:table-row>
        <table:table-row table:style-name="ro1"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/>
          <table:table-cell table:style-name="ce32" table:number-matrix-columns-spanned="1" table:number-matrix-rows-spanned="250" table:formula="of:=TRANSPOSE(INFO.OBBA.OBBA.OBGET(INFO.OBBA.OBBA.OBCALL(&quot;&quot;;[.L6];&quot;getRealizations&quot;)))" office:value-type="float" office:value="64.8932444972772" calcext:value-type="float">
            <text:p>64,9</text:p>
          </table:table-cell>
          <table:table-cell table:style-name="ce32" table:number-matrix-columns-spanned="1" table:number-matrix-rows-spanned="250" table:formula="of:=TRANSPOSE(INFO.OBBA.OBBA.OBGET(INFO.OBBA.OBBA.OBCALL(&quot;&quot;;[.M6];&quot;getRealizations&quot;)))" office:value-type="float" office:value="0.352629849606817" calcext:value-type="float">
            <text:p>0,4</text:p>
          </table:table-cell>
          <table:table-cell/>
          <table:table-cell table:style-name="ce24" office:value-type="float" office:value="0" calcext:value-type="float">
            <text:p>0</text:p>
          </table:table-cell>
          <table:table-cell table:style-name="ce24" table:number-matrix-columns-spanned="1" table:number-matrix-rows-spanned="31" table:formula="of:=TRANSPOSE(INFO.OBBA.OBBA.OBGET(INFO.OBBA.OBBA.OBCALL(&quot;&quot;;[.M6];&quot;getHistogram&quot;;INFO.OBBA.OBBA.OBMAKE(&quot;&quot;;&quot;double[]&quot;;[.O8:.O38]))))"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9];[.D9];[.E9])" office:value-type="string" office:string-value="td.start &#10;[3863]" calcext:value-type="string">
            <text:p>td.start </text:p>
            <text:p>[3863]</text:p>
          </table:table-cell>
          <table:table-cell table:style-name="ce22" office:value-type="string" calcext:value-type="string">
            <text:p>td.start</text:p>
          </table:table-cell>
          <table:table-cell table:style-name="ce22" office:value-type="string" calcext:value-type="string">
            <text:p>double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formula="of:=INFO.OBBA.OBBA.OBMAKE([.H9];[.I9];[.J9])" office:value-type="string" office:string-value="optionMaturity &#10;[3852]" calcext:value-type="string">
            <text:p>optionMaturity </text:p>
            <text:p>[3852]</text:p>
          </table:table-cell>
          <table:table-cell table:style-name="ce22" office:value-type="string" calcext:value-type="string">
            <text:p>optionMaturity</text:p>
          </table:table-cell>
          <table:table-cell table:style-name="ce22" office:value-type="string" calcext:value-type="string">
            <text:p>double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32" office:value-type="float" office:value="150.58474195588" calcext:value-type="float">
            <text:p>150,6</text:p>
          </table:table-cell>
          <table:table-cell table:style-name="ce32" office:value-type="float" office:value="0.214422747139191" calcext:value-type="float">
            <text:p>0,2</text:p>
          </table:table-cell>
          <table:table-cell/>
          <table:table-cell table:formula="of:=[.O8]+0.0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10];[.D10];[.E10])" office:value-type="string" office:string-value="td.num &#10;[3864]" calcext:value-type="string">
            <text:p>td.num </text:p>
            <text:p>[3864]</text:p>
          </table:table-cell>
          <table:table-cell table:style-name="ce22" office:value-type="string" calcext:value-type="string">
            <text:p>td.num</text:p>
          </table:table-cell>
          <table:table-cell table:style-name="ce22" office:value-type="string" calcext:value-type="string">
            <text:p>int</text:p>
          </table:table-cell>
          <table:table-cell table:style-name="ce25" office:value-type="float" office:value="50" calcext:value-type="float">
            <text:p>50</text:p>
          </table:table-cell>
          <table:table-cell/>
          <table:table-cell table:formula="of:=INFO.OBBA.OBBA.OBMAKE([.H10];[.I10];[.J10])" office:value-type="string" office:string-value="optionStrike &#10;[3869]" calcext:value-type="string">
            <text:p>optionStrike </text:p>
            <text:p>[3869]</text:p>
          </table:table-cell>
          <table:table-cell table:style-name="ce22" office:value-type="string" calcext:value-type="string">
            <text:p>optionStrike</text:p>
          </table:table-cell>
          <table:table-cell table:style-name="ce22" office:value-type="string" calcext:value-type="string">
            <text:p>double</text:p>
          </table:table-cell>
          <table:table-cell table:style-name="ce25" office:value-type="float" office:value="0" calcext:value-type="float">
            <text:p>0</text:p>
          </table:table-cell>
          <table:table-cell/>
          <table:table-cell table:style-name="ce32" office:value-type="float" office:value="125.267288932881" calcext:value-type="float">
            <text:p>125,3</text:p>
          </table:table-cell>
          <table:table-cell table:style-name="ce32" office:value-type="float" office:value="0.301947302124202" calcext:value-type="float">
            <text:p>0,3</text:p>
          </table:table-cell>
          <table:table-cell/>
          <table:table-cell table:formula="of:=[.O9]+0.02"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11];[.D11];[.E11])" office:value-type="string" office:string-value="td.step &#10;[3865]" calcext:value-type="string">
            <text:p>td.step </text:p>
            <text:p>[3865]</text:p>
          </table:table-cell>
          <table:table-cell table:style-name="ce22" office:value-type="string" calcext:value-type="string">
            <text:p>td.step</text:p>
          </table:table-cell>
          <table:table-cell table:style-name="ce22" office:value-type="string" calcext:value-type="string">
            <text:p>double</text:p>
          </table:table-cell>
          <table:table-cell table:style-name="ce25" office:value-type="float" office:value="0.1" calcext:value-type="float">
            <text:p>0,1</text:p>
          </table:table-cell>
          <table:table-cell/>
          <table:table-cell table:formula="of:=[.B14]" office:value-type="string" office:string-value="timeDiscretization &#10;[3873]" calcext:value-type="string">
            <text:p>timeDiscretization </text:p>
            <text:p>[3873]</text:p>
          </table:table-cell>
          <table:table-cell table:style-name="ce22" table:number-columns-repeated="2"/>
          <table:table-cell table:number-columns-repeated="2"/>
          <table:table-cell table:style-name="ce32" office:value-type="float" office:value="205.8018586518" calcext:value-type="float">
            <text:p>205,8</text:p>
          </table:table-cell>
          <table:table-cell table:style-name="ce32" office:value-type="float" office:value="0.328323640104245" calcext:value-type="float">
            <text:p>0,3</text:p>
          </table:table-cell>
          <table:table-cell/>
          <table:table-cell table:formula="of:=[.O10]+0.02" office:value-type="float" office:value="0.06" calcext:value-type="float">
            <text:p>0,0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15"/>
          <table:table-cell/>
          <table:table-cell table:style-name="ce22"/>
          <table:table-cell table:number-columns-repeated="2"/>
          <table:table-cell table:formula="of:=INFO.OBBA.OBBA.OBMAKE([.H12];[.I12];[.J12])" office:value-type="string" office:string-value="underlyingIndex &#10;[3870]" calcext:value-type="string">
            <text:p>underlyingIndex </text:p>
            <text:p>[3870]</text:p>
          </table:table-cell>
          <table:table-cell table:style-name="ce22" office:value-type="string" calcext:value-type="string">
            <text:p>underlyingIndex</text:p>
          </table:table-cell>
          <table:table-cell table:style-name="ce22" office:value-type="string" calcext:value-type="string">
            <text:p>int</text:p>
          </table:table-cell>
          <table:table-cell table:style-name="ce25" office:value-type="float" office:value="1" calcext:value-type="float">
            <text:p>1</text:p>
          </table:table-cell>
          <table:table-cell/>
          <table:table-cell table:style-name="ce32" office:value-type="float" office:value="107.006212681618" calcext:value-type="float">
            <text:p>107,0</text:p>
          </table:table-cell>
          <table:table-cell table:style-name="ce32" office:value-type="float" office:value="0.307775522318287" calcext:value-type="float">
            <text:p>0,3</text:p>
          </table:table-cell>
          <table:table-cell/>
          <table:table-cell table:formula="of:=[.O11]+0.02" office:value-type="float" office:value="0.08" calcext:value-type="float">
            <text:p>0,08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265.71237770667" calcext:value-type="float">
            <text:p>265,7</text:p>
          </table:table-cell>
          <table:table-cell table:style-name="ce32" office:value-type="float" office:value="0.319626620087496" calcext:value-type="float">
            <text:p>0,3</text:p>
          </table:table-cell>
          <table:table-cell/>
          <table:table-cell table:formula="of:=[.O12]+0.02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22" table:formula="of:=INFO.OBBA.OBBA.OBMAKE([.C14];[.C7];[.B9:.B11])" office:value-type="string" office:string-value="timeDiscretization &#10;[3873]" calcext:value-type="string">
            <text:p>timeDiscretization </text:p>
            <text:p>[3873]</text:p>
          </table:table-cell>
          <table:table-cell table:style-name="ce24" office:value-type="string" calcext:value-type="string">
            <text:p>timeDiscretization</text:p>
          </table:table-cell>
          <table:table-cell table:number-columns-repeated="3"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/>
          <table:table-cell table:style-name="ce32" office:value-type="float" office:value="81.6272321695846" calcext:value-type="float">
            <text:p>81,6</text:p>
          </table:table-cell>
          <table:table-cell table:style-name="ce32" office:value-type="float" office:value="0.414614271923608" calcext:value-type="float">
            <text:p>0,4</text:p>
          </table:table-cell>
          <table:table-cell/>
          <table:table-cell table:formula="of:=[.O13]+0.02" office:value-type="float" office:value="0.12" calcext:value-type="float">
            <text:p>0,12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22" table:formula="of:=INFO.OBBA.OBBA.OBMAKE([.H15];obLibs&amp;&quot;net.finmath.montecarlo.assetderivativevaluation.products.AsianOption&quot;;[.G9:.G12])" office:value-type="string" office:string-value="asian &#10;[3874]" calcext:value-type="string">
            <text:p>asian </text:p>
            <text:p>[3874]</text:p>
          </table:table-cell>
          <table:table-cell table:style-name="ce22" office:value-type="string" calcext:value-type="string">
            <text:p>asian</text:p>
          </table:table-cell>
          <table:table-cell table:style-name="ce22"/>
          <table:table-cell table:number-columns-repeated="2"/>
          <table:table-cell table:style-name="ce32" office:value-type="float" office:value="91.3031439032059" calcext:value-type="float">
            <text:p>91,3</text:p>
          </table:table-cell>
          <table:table-cell table:style-name="ce32" office:value-type="float" office:value="0.22943107926447" calcext:value-type="float">
            <text:p>0,2</text:p>
          </table:table-cell>
          <table:table-cell/>
          <table:table-cell table:formula="of:=[.O14]+0.02" office:value-type="float" office:value="0.14" calcext:value-type="float">
            <text:p>0,14</text:p>
          </table:table-cell>
          <table:table-cell office:value-type="float" office:value="0.001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20" office:value-type="string" calcext:value-type="string">
            <text:p>Heston <text:s/>Model</text:p>
          </table:table-cell>
          <table:table-cell table:style-name="ce20" table:number-columns-repeated="3"/>
          <table:table-cell table:number-columns-repeated="6"/>
          <table:table-cell table:style-name="ce32" office:value-type="float" office:value="115.188077190438" calcext:value-type="float">
            <text:p>115,2</text:p>
          </table:table-cell>
          <table:table-cell table:style-name="ce32" office:value-type="float" office:value="0.283806427025945" calcext:value-type="float">
            <text:p>0,3</text:p>
          </table:table-cell>
          <table:table-cell/>
          <table:table-cell table:formula="of:=[.O15]+0.02" office:value-type="float" office:value="0.16" calcext:value-type="float">
            <text:p>0,16</text:p>
          </table:table-cell>
          <table:table-cell office:value-type="float" office:value="0.003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dels.HestonModel</text:p>
          </table:table-cell>
          <table:table-cell table:number-columns-repeated="8"/>
          <table:table-cell table:style-name="ce32" office:value-type="float" office:value="121.891431925492" calcext:value-type="float">
            <text:p>121,9</text:p>
          </table:table-cell>
          <table:table-cell table:style-name="ce32" office:value-type="float" office:value="0.451532845671054" calcext:value-type="float">
            <text:p>0,5</text:p>
          </table:table-cell>
          <table:table-cell/>
          <table:table-cell table:formula="of:=[.O16]+0.02" office:value-type="float" office:value="0.18" calcext:value-type="float">
            <text:p>0,18</text:p>
          </table:table-cell>
          <table:table-cell office:value-type="float" office:value="0.023" calcext:value-type="float">
            <text:p>0,02</text:p>
          </table:table-cell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128.794543464767" calcext:value-type="float">
            <text:p>128,8</text:p>
          </table:table-cell>
          <table:table-cell table:style-name="ce32" office:value-type="float" office:value="0.266945205025367" calcext:value-type="float">
            <text:p>0,3</text:p>
          </table:table-cell>
          <table:table-cell/>
          <table:table-cell table:formula="of:=[.O17]+0.02" office:value-type="float" office:value="0.2" calcext:value-type="float">
            <text:p>0,2</text:p>
          </table:table-cell>
          <table:table-cell office:value-type="float" office:value="0.045" calcext:value-type="float">
            <text:p>0,05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19];[.D19];[.E19])" office:value-type="string" office:string-value="initialValue &#10;[3853]" calcext:value-type="string">
            <text:p>initialValue </text:p>
            <text:p>[3853]</text:p>
          </table:table-cell>
          <table:table-cell table:style-name="ce22" office:value-type="string" calcext:value-type="string">
            <text:p>initialValue</text:p>
          </table:table-cell>
          <table:table-cell table:style-name="ce22" office:value-type="string" calcext:value-type="string">
            <text:p>double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6"/>
          <table:table-cell table:style-name="ce32" office:value-type="float" office:value="145.190375773366" calcext:value-type="float">
            <text:p>145,2</text:p>
          </table:table-cell>
          <table:table-cell table:style-name="ce32" office:value-type="float" office:value="0.304679927055209" calcext:value-type="float">
            <text:p>0,3</text:p>
          </table:table-cell>
          <table:table-cell/>
          <table:table-cell table:formula="of:=[.O18]+0.02" office:value-type="float" office:value="0.22" calcext:value-type="float">
            <text:p>0,22</text:p>
          </table:table-cell>
          <table:table-cell office:value-type="float" office:value="0.071" calcext:value-type="float">
            <text:p>0,07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0];[.D20];[.E20])" office:value-type="string" office:string-value="riskFreeRate &#10;[3854]" calcext:value-type="string">
            <text:p>riskFreeRate </text:p>
            <text:p>[3854]</text:p>
          </table:table-cell>
          <table:table-cell table:style-name="ce22" office:value-type="string" calcext:value-type="string">
            <text:p>riskFreeRate</text:p>
          </table:table-cell>
          <table:table-cell table:style-name="ce22" office:value-type="string" calcext:value-type="string">
            <text:p>double</text:p>
          </table:table-cell>
          <table:table-cell table:style-name="ce26" office:value-type="float" office:value="0.05" calcext:value-type="float">
            <text:p>0,05</text:p>
          </table:table-cell>
          <table:table-cell table:number-columns-repeated="6"/>
          <table:table-cell table:style-name="ce32" office:value-type="float" office:value="139.853565625696" calcext:value-type="float">
            <text:p>139,9</text:p>
          </table:table-cell>
          <table:table-cell table:style-name="ce32" office:value-type="float" office:value="0.163300268182217" calcext:value-type="float">
            <text:p>0,2</text:p>
          </table:table-cell>
          <table:table-cell/>
          <table:table-cell table:formula="of:=[.O19]+0.02" office:value-type="float" office:value="0.24" calcext:value-type="float">
            <text:p>0,24</text:p>
          </table:table-cell>
          <table:table-cell office:value-type="float" office:value="0.088" calcext:value-type="float">
            <text:p>0,09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1];[.D21];[.E21])" office:value-type="string" office:string-value="volatility &#10;[3855]" calcext:value-type="string">
            <text:p>volatility </text:p>
            <text:p>[3855]</text:p>
          </table:table-cell>
          <table:table-cell table:style-name="ce22" office:value-type="string" calcext:value-type="string">
            <text:p>volatility</text:p>
          </table:table-cell>
          <table:table-cell table:style-name="ce22" office:value-type="string" calcext:value-type="string">
            <text:p>double</text:p>
          </table:table-cell>
          <table:table-cell table:style-name="ce26" office:value-type="float" office:value="0.3" calcext:value-type="float">
            <text:p>0,3</text:p>
          </table:table-cell>
          <table:table-cell table:number-columns-repeated="6"/>
          <table:table-cell table:style-name="ce32" office:value-type="float" office:value="96.3736280180037" calcext:value-type="float">
            <text:p>96,4</text:p>
          </table:table-cell>
          <table:table-cell table:style-name="ce32" office:value-type="float" office:value="0.364177518941884" calcext:value-type="float">
            <text:p>0,4</text:p>
          </table:table-cell>
          <table:table-cell/>
          <table:table-cell table:formula="of:=[.O20]+0.02" office:value-type="float" office:value="0.26" calcext:value-type="float">
            <text:p>0,26</text:p>
          </table:table-cell>
          <table:table-cell office:value-type="float" office:value="0.114" calcext:value-type="float">
            <text:p>0,11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2];[.D22];[.E22])" office:value-type="string" office:string-value="theta &#10;[3856]" calcext:value-type="string">
            <text:p>theta </text:p>
            <text:p>[3856]</text:p>
          </table:table-cell>
          <table:table-cell table:style-name="ce22" office:value-type="string" calcext:value-type="string">
            <text:p>theta</text:p>
          </table:table-cell>
          <table:table-cell table:style-name="ce22" office:value-type="string" calcext:value-type="string">
            <text:p>double</text:p>
          </table:table-cell>
          <table:table-cell table:style-name="ce26" table:formula="of:=[.E21]*[.E21]" office:value-type="float" office:value="0.09" calcext:value-type="float">
            <text:p>0,09</text:p>
          </table:table-cell>
          <table:table-cell/>
          <table:table-cell table:style-name="ce28" table:number-columns-repeated="4"/>
          <table:table-cell/>
          <table:table-cell table:style-name="ce32" office:value-type="float" office:value="94.1859792643577" calcext:value-type="float">
            <text:p>94,2</text:p>
          </table:table-cell>
          <table:table-cell table:style-name="ce32" office:value-type="float" office:value="0.252137940754881" calcext:value-type="float">
            <text:p>0,3</text:p>
          </table:table-cell>
          <table:table-cell/>
          <table:table-cell table:formula="of:=[.O21]+0.02" office:value-type="float" office:value="0.28" calcext:value-type="float">
            <text:p>0,28</text:p>
          </table:table-cell>
          <table:table-cell office:value-type="float" office:value="0.112" calcext:value-type="float">
            <text:p>0,11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3];[.D23];[.E23])" office:value-type="string" office:string-value="kappa &#10;[3857]" calcext:value-type="string">
            <text:p>kappa </text:p>
            <text:p>[3857]</text:p>
          </table:table-cell>
          <table:table-cell table:style-name="ce22" office:value-type="string" calcext:value-type="string">
            <text:p>kappa</text:p>
          </table:table-cell>
          <table:table-cell table:style-name="ce22" office:value-type="string" calcext:value-type="string">
            <text:p>double</text:p>
          </table:table-cell>
          <table:table-cell table:style-name="ce26" office:value-type="float" office:value="0.2" calcext:value-type="float">
            <text:p>0,2</text:p>
          </table:table-cell>
          <table:table-cell table:number-columns-repeated="6"/>
          <table:table-cell table:style-name="ce32" office:value-type="float" office:value="96.6205608749995" calcext:value-type="float">
            <text:p>96,6</text:p>
          </table:table-cell>
          <table:table-cell table:style-name="ce32" office:value-type="float" office:value="0.347456152402497" calcext:value-type="float">
            <text:p>0,3</text:p>
          </table:table-cell>
          <table:table-cell/>
          <table:table-cell table:formula="of:=[.O22]+0.02" office:value-type="float" office:value="0.3" calcext:value-type="float">
            <text:p>0,3</text:p>
          </table:table-cell>
          <table:table-cell office:value-type="float" office:value="0.128" calcext:value-type="float">
            <text:p>0,13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4];[.D24];[.E24])" office:value-type="string" office:string-value="xi &#10;[3858]" calcext:value-type="string">
            <text:p>xi </text:p>
            <text:p>[3858]</text:p>
          </table:table-cell>
          <table:table-cell table:style-name="ce22" office:value-type="string" calcext:value-type="string">
            <text:p>xi</text:p>
          </table:table-cell>
          <table:table-cell table:style-name="ce22" office:value-type="string" calcext:value-type="string">
            <text:p>double</text:p>
          </table:table-cell>
          <table:table-cell table:style-name="ce26" table:formula="of:=[.F24]/100*0.3" office:value-type="float" office:value="0.153" calcext:value-type="float">
            <text:p>0,15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ce32" office:value-type="float" office:value="62.2357576224416" calcext:value-type="float">
            <text:p>62,2</text:p>
          </table:table-cell>
          <table:table-cell table:style-name="ce32" office:value-type="float" office:value="0.296930152047051" calcext:value-type="float">
            <text:p>0,3</text:p>
          </table:table-cell>
          <table:table-cell/>
          <table:table-cell table:formula="of:=[.O23]+0.02" office:value-type="float" office:value="0.32" calcext:value-type="float">
            <text:p>0,32</text:p>
          </table:table-cell>
          <table:table-cell office:value-type="float" office:value="0.106" calcext:value-type="float">
            <text:p>0,11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25];[.D25];[.E25])" office:value-type="string" office:string-value="rho &#10;[3859]" calcext:value-type="string">
            <text:p>rho </text:p>
            <text:p>[3859]</text:p>
          </table:table-cell>
          <table:table-cell table:style-name="ce22" office:value-type="string" calcext:value-type="string">
            <text:p>rho</text:p>
          </table:table-cell>
          <table:table-cell table:style-name="ce22" office:value-type="string" calcext:value-type="string">
            <text:p>double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6"/>
          <table:table-cell table:style-name="ce32" office:value-type="float" office:value="64.088154899883" calcext:value-type="float">
            <text:p>64,1</text:p>
          </table:table-cell>
          <table:table-cell table:style-name="ce32" office:value-type="float" office:value="0.375756519915684" calcext:value-type="float">
            <text:p>0,4</text:p>
          </table:table-cell>
          <table:table-cell/>
          <table:table-cell table:formula="of:=[.O24]+0.02" office:value-type="float" office:value="0.34" calcext:value-type="float">
            <text:p>0,34</text:p>
          </table:table-cell>
          <table:table-cell office:value-type="float" office:value="0.073" calcext:value-type="float">
            <text:p>0,07</text:p>
          </table:table-cell>
          <table:table-cell table:number-columns-repeated="1008"/>
        </table:table-row>
        <table:table-row table:style-name="ro2">
          <table:table-cell/>
          <table:table-cell table:style-name="ce23" table:formula="of:=INFO.OBBA.OBBA.OBCALL([.C26];obLibs&amp;&quot;net.finmath.montecarlo.assetderivativevaluation.models.HestonModel$Scheme&quot;;&quot;valueOf&quot;;INFO.OBBA.OBBA.OBMAKE(&quot;&quot;;&quot;String&quot;;[.E26]))" office:value-type="string" office:string-value="scheme &#10;[3879]" calcext:value-type="string">
            <text:p>scheme </text:p>
            <text:p>[3879]</text:p>
          </table:table-cell>
          <table:table-cell table:style-name="ce22" office:value-type="string" calcext:value-type="string">
            <text:p>scheme</text:p>
          </table:table-cell>
          <table:table-cell table:style-name="ce22"/>
          <table:table-cell table:style-name="ce27" office:value-type="string" calcext:value-type="string">
            <text:p>FULL_TRUNCATION</text:p>
          </table:table-cell>
          <table:table-cell table:number-columns-repeated="6"/>
          <table:table-cell table:style-name="ce32" office:value-type="float" office:value="42.526119884551" calcext:value-type="float">
            <text:p>42,5</text:p>
          </table:table-cell>
          <table:table-cell table:style-name="ce32" office:value-type="float" office:value="0.31099160698244" calcext:value-type="float">
            <text:p>0,3</text:p>
          </table:table-cell>
          <table:table-cell/>
          <table:table-cell table:formula="of:=[.O25]+0.02" office:value-type="float" office:value="0.36" calcext:value-type="float">
            <text:p>0,36</text:p>
          </table:table-cell>
          <table:table-cell office:value-type="float" office:value="0.079" calcext:value-type="float">
            <text:p>0,08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32" office:value-type="float" office:value="99.3196408827876" calcext:value-type="float">
            <text:p>99,3</text:p>
          </table:table-cell>
          <table:table-cell table:style-name="ce32" office:value-type="float" office:value="0.241333674181654" calcext:value-type="float">
            <text:p>0,2</text:p>
          </table:table-cell>
          <table:table-cell/>
          <table:table-cell table:formula="of:=[.O26]+0.02" office:value-type="float" office:value="0.38" calcext:value-type="float">
            <text:p>0,38</text:p>
          </table:table-cell>
          <table:table-cell office:value-type="float" office:value="0.051" calcext:value-type="float">
            <text:p>0,05</text:p>
          </table:table-cell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229.445077121374" calcext:value-type="float">
            <text:p>229,4</text:p>
          </table:table-cell>
          <table:table-cell table:style-name="ce32" office:value-type="float" office:value="0.33593711068047" calcext:value-type="float">
            <text:p>0,3</text:p>
          </table:table-cell>
          <table:table-cell/>
          <table:table-cell table:formula="of:=[.O27]+0.02" office:value-type="float" office:value="0.4" calcext:value-type="float">
            <text:p>0,4</text:p>
          </table:table-cell>
          <table:table-cell office:value-type="float" office:value="0.042" calcext:value-type="float">
            <text:p>0,04</text:p>
          </table:table-cell>
          <table:table-cell table:number-columns-repeated="1008"/>
        </table:table-row>
        <table:table-row table:style-name="ro2">
          <table:table-cell/>
          <table:table-cell table:style-name="ce22" table:formula="of:=INFO.OBBA.OBBA.OBMAKE([.C29];obLibs&amp;[.C17];[.B19:.B26])" office:value-type="string" office:string-value="model &#10;[3880]" calcext:value-type="string">
            <text:p>model </text:p>
            <text:p>[3880]</text:p>
          </table:table-cell>
          <table:table-cell table:style-name="ce22" office:value-type="string" calcext:value-type="string">
            <text:p>model</text:p>
          </table:table-cell>
          <table:table-cell table:style-name="ce22" table:number-columns-repeated="2"/>
          <table:table-cell table:number-columns-repeated="6"/>
          <table:table-cell table:style-name="ce32" office:value-type="float" office:value="183.688669233582" calcext:value-type="float">
            <text:p>183,7</text:p>
          </table:table-cell>
          <table:table-cell table:style-name="ce32" office:value-type="float" office:value="0.248627263932327" calcext:value-type="float">
            <text:p>0,2</text:p>
          </table:table-cell>
          <table:table-cell/>
          <table:table-cell table:formula="of:=[.O28]+0.02" office:value-type="float" office:value="0.42" calcext:value-type="float">
            <text:p>0,42</text:p>
          </table:table-cell>
          <table:table-cell office:value-type="float" office:value="0.033" calcext:value-type="float">
            <text:p>0,03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32" office:value-type="float" office:value="67.7186780268625" calcext:value-type="float">
            <text:p>67,7</text:p>
          </table:table-cell>
          <table:table-cell table:style-name="ce32" office:value-type="float" office:value="0.316957638156293" calcext:value-type="float">
            <text:p>0,3</text:p>
          </table:table-cell>
          <table:table-cell/>
          <table:table-cell table:formula="of:=[.O29]+0.02" office:value-type="float" office:value="0.44" calcext:value-type="float">
            <text:p>0,44</text:p>
          </table:table-cell>
          <table:table-cell office:value-type="float" office:value="0.004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20" office:value-type="string" calcext:value-type="string">
            <text:p>Brownian Motion</text:p>
          </table:table-cell>
          <table:table-cell table:style-name="ce20" table:number-columns-repeated="3"/>
          <table:table-cell table:number-columns-repeated="6"/>
          <table:table-cell table:style-name="ce32" office:value-type="float" office:value="225.331600484117" calcext:value-type="float">
            <text:p>225,3</text:p>
          </table:table-cell>
          <table:table-cell table:style-name="ce32" office:value-type="float" office:value="0.280802418820434" calcext:value-type="float">
            <text:p>0,3</text:p>
          </table:table-cell>
          <table:table-cell/>
          <table:table-cell table:formula="of:=[.O30]+0.02" office:value-type="float" office:value="0.46" calcext:value-type="float">
            <text:p>0,46</text:p>
          </table:table-cell>
          <table:table-cell office:value-type="float" office:value="0.01" calcext:value-type="float">
            <text:p>0,0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BrownianMotionLazyInit</text:p>
          </table:table-cell>
          <table:table-cell table:number-columns-repeated="8"/>
          <table:table-cell table:style-name="ce32" office:value-type="float" office:value="79.1256435197094" calcext:value-type="float">
            <text:p>79,1</text:p>
          </table:table-cell>
          <table:table-cell table:style-name="ce32" office:value-type="float" office:value="0.305691283201622" calcext:value-type="float">
            <text:p>0,3</text:p>
          </table:table-cell>
          <table:table-cell/>
          <table:table-cell table:formula="of:=[.O31]+0.02" office:value-type="float" office:value="0.48" calcext:value-type="float">
            <text:p>0,48</text:p>
          </table:table-cell>
          <table:table-cell office:value-type="float" office:value="0.008" calcext:value-type="float">
            <text:p>0,01</text:p>
          </table:table-cell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59.2306145400644" calcext:value-type="float">
            <text:p>59,2</text:p>
          </table:table-cell>
          <table:table-cell table:style-name="ce32" office:value-type="float" office:value="0.341593795546169" calcext:value-type="float">
            <text:p>0,3</text:p>
          </table:table-cell>
          <table:table-cell/>
          <table:table-cell table:formula="of:=[.O32]+0.02" office:value-type="float" office:value="0.5" calcext:value-type="float">
            <text:p>0,5</text:p>
          </table:table-cell>
          <table:table-cell office:value-type="float" office:value="0.007" calcext:value-type="float">
            <text:p>0,01</text:p>
          </table:table-cell>
          <table:table-cell table:number-columns-repeated="1008"/>
        </table:table-row>
        <table:table-row table:style-name="ro2">
          <table:table-cell/>
          <table:table-cell table:formula="of:=[.B14]" office:value-type="string" office:string-value="timeDiscretization &#10;[3873]" calcext:value-type="string">
            <text:p>timeDiscretization </text:p>
            <text:p>[3873]</text:p>
          </table:table-cell>
          <table:table-cell table:style-name="ce22" office:value-type="string" calcext:value-type="string">
            <text:p>time disc</text:p>
          </table:table-cell>
          <table:table-cell table:style-name="ce22" office:value-type="string" calcext:value-type="string">
            <text:p>object</text:p>
          </table:table-cell>
          <table:table-cell table:style-name="ce26" office:value-type="float" office:value="100" calcext:value-type="float">
            <text:p>100</text:p>
          </table:table-cell>
          <table:table-cell table:number-columns-repeated="6"/>
          <table:table-cell table:style-name="ce32" office:value-type="float" office:value="145.741114610525" calcext:value-type="float">
            <text:p>145,7</text:p>
          </table:table-cell>
          <table:table-cell table:style-name="ce32" office:value-type="float" office:value="0.247257836442462" calcext:value-type="float">
            <text:p>0,2</text:p>
          </table:table-cell>
          <table:table-cell/>
          <table:table-cell table:formula="of:=[.O33]+0.02" office:value-type="float" office:value="0.52" calcext:value-type="float">
            <text:p>0,52</text:p>
          </table:table-cell>
          <table:table-cell office:value-type="float" office:value="0.001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35];[.D35];[.E35])" office:value-type="string" office:string-value="numberOfFactors &#10;[3866]" calcext:value-type="string">
            <text:p>numberOfFactors </text:p>
            <text:p>[3866]</text:p>
          </table:table-cell>
          <table:table-cell table:style-name="ce22" office:value-type="string" calcext:value-type="string">
            <text:p>numberOfFactors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6"/>
          <table:table-cell table:style-name="ce32" office:value-type="float" office:value="535.61135138709" calcext:value-type="float">
            <text:p>535,6</text:p>
          </table:table-cell>
          <table:table-cell table:style-name="ce32" office:value-type="float" office:value="0.229110428622275" calcext:value-type="float">
            <text:p>0,2</text:p>
          </table:table-cell>
          <table:table-cell/>
          <table:table-cell table:formula="of:=[.O34]+0.02"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36];[.D36];[.E36])" office:value-type="string" office:string-value="numberOfPaths &#10;[3867]" calcext:value-type="string">
            <text:p>numberOfPaths </text:p>
            <text:p>[3867]</text:p>
          </table:table-cell>
          <table:table-cell table:style-name="ce22" office:value-type="string" calcext:value-type="string">
            <text:p>numberOfPaths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float" office:value="1000" calcext:value-type="float">
            <text:p>1000</text:p>
          </table:table-cell>
          <table:table-cell table:number-columns-repeated="6"/>
          <table:table-cell table:style-name="ce32" office:value-type="float" office:value="41.2211641372326" calcext:value-type="float">
            <text:p>41,2</text:p>
          </table:table-cell>
          <table:table-cell table:style-name="ce32" office:value-type="float" office:value="0.26555566703056" calcext:value-type="float">
            <text:p>0,3</text:p>
          </table:table-cell>
          <table:table-cell/>
          <table:table-cell table:formula="of:=[.O35]+0.02"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formula="of:=INFO.OBBA.OBBA.OBMAKE([.C37];[.D37];[.E37])" office:value-type="string" office:string-value="seed &#10;[3868]" calcext:value-type="string">
            <text:p>seed </text:p>
            <text:p>[3868]</text:p>
          </table:table-cell>
          <table:table-cell table:style-name="ce22" office:value-type="string" calcext:value-type="string">
            <text:p>seed</text:p>
          </table:table-cell>
          <table:table-cell table:style-name="ce22" office:value-type="string" calcext:value-type="string">
            <text:p>int</text:p>
          </table:table-cell>
          <table:table-cell table:style-name="ce26" office:value-type="float" office:value="3131" calcext:value-type="float">
            <text:p>3131</text:p>
          </table:table-cell>
          <table:table-cell table:number-columns-repeated="6"/>
          <table:table-cell table:style-name="ce32" office:value-type="float" office:value="195.377284829703" calcext:value-type="float">
            <text:p>195,4</text:p>
          </table:table-cell>
          <table:table-cell table:style-name="ce32" office:value-type="float" office:value="0.294476442576805" calcext:value-type="float">
            <text:p>0,3</text:p>
          </table:table-cell>
          <table:table-cell/>
          <table:table-cell table:formula="of:=[.O36]+0.02" office:value-type="float" office:value="0.58" calcext:value-type="float">
            <text:p>0,58</text:p>
          </table:table-cell>
          <table:table-cell office:value-type="float" office:value="0.001" calcext:value-type="float">
            <text:p>0</text:p>
          </table:table-cell>
          <table:table-cell table:number-columns-repeated="1008"/>
        </table:table-row>
        <table:table-row table:style-name="ro2">
          <table:table-cell table:number-columns-repeated="11"/>
          <table:table-cell table:style-name="ce32" office:value-type="float" office:value="144.695560869601" calcext:value-type="float">
            <text:p>144,7</text:p>
          </table:table-cell>
          <table:table-cell table:style-name="ce32" office:value-type="float" office:value="0.208711675919216" calcext:value-type="float">
            <text:p>0,2</text:p>
          </table:table-cell>
          <table:table-cell/>
          <table:table-cell table:formula="of:=[.O37]+0.02"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2">
          <table:table-cell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48.1974794963324" calcext:value-type="float">
            <text:p>48,2</text:p>
          </table:table-cell>
          <table:table-cell table:style-name="ce32" office:value-type="float" office:value="0.292906507718211" calcext:value-type="float">
            <text:p>0,3</text:p>
          </table:table-cell>
          <table:table-cell table:number-columns-repeated="1011"/>
        </table:table-row>
        <table:table-row table:style-name="ro2">
          <table:table-cell/>
          <table:table-cell table:style-name="ce22" table:formula="of:=INFO.OBBA.OBBA.OBMAKE([.C40];obLibs&amp;[.C32];[.B34:.B37])" office:value-type="string" office:string-value="brownianMotion &#10;[3883]" calcext:value-type="string">
            <text:p>brownianMotion </text:p>
            <text:p>[3883]</text:p>
          </table:table-cell>
          <table:table-cell table:style-name="ce22" office:value-type="string" calcext:value-type="string">
            <text:p>brownianMotion</text:p>
          </table:table-cell>
          <table:table-cell table:style-name="ce22" table:number-columns-repeated="2"/>
          <table:table-cell table:number-columns-repeated="6"/>
          <table:table-cell table:style-name="ce32" office:value-type="float" office:value="61.005115933828" calcext:value-type="float">
            <text:p>61,0</text:p>
          </table:table-cell>
          <table:table-cell table:style-name="ce32" office:value-type="float" office:value="0.33720398302497" calcext:value-type="float">
            <text:p>0,3</text:p>
          </table:table-cell>
          <table:table-cell table:number-columns-repeated="1011"/>
        </table:table-row>
        <table:table-row table:style-name="ro2">
          <table:table-cell/>
          <table:table-cell table:style-name="ce22" table:number-columns-repeated="4"/>
          <table:table-cell table:number-columns-repeated="6"/>
          <table:table-cell table:style-name="ce32" office:value-type="float" office:value="126.767561114642" calcext:value-type="float">
            <text:p>126,8</text:p>
          </table:table-cell>
          <table:table-cell table:style-name="ce32" office:value-type="float" office:value="0.301071130962302" calcext:value-type="float">
            <text:p>0,3</text:p>
          </table:table-cell>
          <table:table-cell table:number-columns-repeated="1011"/>
        </table:table-row>
        <table:table-row table:style-name="ro2">
          <table:table-cell/>
          <table:table-cell table:style-name="ce20" office:value-type="string" calcext:value-type="string">
            <text:p>Euler Scheme</text:p>
          </table:table-cell>
          <table:table-cell table:style-name="ce20" table:number-columns-repeated="3"/>
          <table:table-cell table:number-columns-repeated="6"/>
          <table:table-cell table:style-name="ce32" office:value-type="float" office:value="278.494128453094" calcext:value-type="float">
            <text:p>278,5</text:p>
          </table:table-cell>
          <table:table-cell table:style-name="ce32" office:value-type="float" office:value="0.283840453623926" calcext:value-type="float">
            <text:p>0,3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process.EulerSchemeFromProcessModel</text:p>
          </table:table-cell>
          <table:table-cell table:number-columns-repeated="8"/>
          <table:table-cell table:style-name="ce32" office:value-type="float" office:value="75.634088420407" calcext:value-type="float">
            <text:p>75,6</text:p>
          </table:table-cell>
          <table:table-cell table:style-name="ce32" office:value-type="float" office:value="0.184177227514744" calcext:value-type="float">
            <text:p>0,2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57.571267698784" calcext:value-type="float">
            <text:p>57,6</text:p>
          </table:table-cell>
          <table:table-cell table:style-name="ce32" office:value-type="float" office:value="0.253369683027358" calcext:value-type="float">
            <text:p>0,3</text:p>
          </table:table-cell>
          <table:table-cell table:number-columns-repeated="1011"/>
        </table:table-row>
        <table:table-row table:style-name="ro2">
          <table:table-cell/>
          <table:table-cell table:formula="of:=[.B40]" office:value-type="string" office:string-value="brownianMotion &#10;[3883]" calcext:value-type="string">
            <text:p>brownianMotion </text:p>
            <text:p>[3883]</text:p>
          </table:table-cell>
          <table:table-cell table:style-name="ce22"/>
          <table:table-cell table:style-name="ce22" office:value-type="string" calcext:value-type="string">
            <text:p>object</text:p>
          </table:table-cell>
          <table:table-cell table:style-name="ce22"/>
          <table:table-cell table:number-columns-repeated="6"/>
          <table:table-cell table:style-name="ce32" office:value-type="float" office:value="79.9183450888202" calcext:value-type="float">
            <text:p>79,9</text:p>
          </table:table-cell>
          <table:table-cell table:style-name="ce32" office:value-type="float" office:value="0.284443867991816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6.108799217234" calcext:value-type="float">
            <text:p>196,1</text:p>
          </table:table-cell>
          <table:table-cell table:style-name="ce32" office:value-type="float" office:value="0.342751269696501" calcext:value-type="float">
            <text:p>0,3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672.441101353733" calcext:value-type="float">
            <text:p>672,4</text:p>
          </table:table-cell>
          <table:table-cell table:style-name="ce32" office:value-type="float" office:value="0.269590092813335" calcext:value-type="float">
            <text:p>0,3</text:p>
          </table:table-cell>
          <table:table-cell table:number-columns-repeated="1011"/>
        </table:table-row>
        <table:table-row table:style-name="ro2">
          <table:table-cell/>
          <table:table-cell table:style-name="ce22" table:formula="of:=INFO.OBBA.OBBA.OBMAKE([.C48];obLibs&amp;[.C43];INFO.OBBA.OBBA.OBSYNC([.B45];[.B29]))" office:value-type="string" office:string-value="eulerScheme &#10;[3888]" calcext:value-type="string">
            <text:p>eulerScheme </text:p>
            <text:p>[3888]</text:p>
          </table:table-cell>
          <table:table-cell table:style-name="ce22" office:value-type="string" calcext:value-type="string">
            <text:p>eulerScheme</text:p>
          </table:table-cell>
          <table:table-cell table:style-name="ce22" table:number-columns-repeated="2"/>
          <table:table-cell table:number-columns-repeated="6"/>
          <table:table-cell table:style-name="ce32" office:value-type="float" office:value="78.7428467393029" calcext:value-type="float">
            <text:p>78,7</text:p>
          </table:table-cell>
          <table:table-cell table:style-name="ce32" office:value-type="float" office:value="0.193068230727478" calcext:value-type="float">
            <text:p>0,2</text:p>
          </table:table-cell>
          <table:table-cell table:number-columns-repeated="1011"/>
        </table:table-row>
        <table:table-row table:style-name="ro2">
          <table:table-cell/>
          <table:table-cell table:style-name="ce22" table:number-columns-repeated="4"/>
          <table:table-cell table:number-columns-repeated="6"/>
          <table:table-cell table:style-name="ce32" office:value-type="float" office:value="201.669482597869" calcext:value-type="float">
            <text:p>201,7</text:p>
          </table:table-cell>
          <table:table-cell table:style-name="ce32" office:value-type="float" office:value="0.265567682768978" calcext:value-type="float">
            <text:p>0,3</text:p>
          </table:table-cell>
          <table:table-cell table:number-columns-repeated="1011"/>
        </table:table-row>
        <table:table-row table:style-name="ro2">
          <table:table-cell/>
          <table:table-cell table:style-name="ce20" office:value-type="string" calcext:value-type="string">
            <text:p>Monte Carlo Simulation of Heston Model with Euler Scheme</text:p>
          </table:table-cell>
          <table:table-cell table:style-name="ce20" table:number-columns-repeated="3"/>
          <table:table-cell table:number-columns-repeated="6"/>
          <table:table-cell table:style-name="ce32" office:value-type="float" office:value="128.098494794048" calcext:value-type="float">
            <text:p>128,1</text:p>
          </table:table-cell>
          <table:table-cell table:style-name="ce32" office:value-type="float" office:value="0.216335544721761" calcext:value-type="float">
            <text:p>0,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className</text:p>
          </table:table-cell>
          <table:table-cell office:value-type="string" calcext:value-type="string">
            <text:p>net.finmath.montecarlo.assetderivativevaluation.MonteCarloAssetModel</text:p>
          </table:table-cell>
          <table:table-cell table:number-columns-repeated="8"/>
          <table:table-cell table:style-name="ce32" office:value-type="float" office:value="64.7392067301758" calcext:value-type="float">
            <text:p>64,7</text:p>
          </table:table-cell>
          <table:table-cell table:style-name="ce32" office:value-type="float" office:value="0.327344674699639" calcext:value-type="float">
            <text:p>0,3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Parameters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116.698652855786" calcext:value-type="float">
            <text:p>116,7</text:p>
          </table:table-cell>
          <table:table-cell table:style-name="ce32" office:value-type="float" office:value="0.211546605235609" calcext:value-type="float">
            <text:p>0,2</text:p>
          </table:table-cell>
          <table:table-cell table:number-columns-repeated="1011"/>
        </table:table-row>
        <table:table-row table:style-name="ro2">
          <table:table-cell/>
          <table:table-cell table:formula="of:=[.B29]" office:value-type="string" office:string-value="model &#10;[3880]" calcext:value-type="string">
            <text:p>model </text:p>
            <text:p>[3880]</text:p>
          </table:table-cell>
          <table:table-cell table:style-name="ce22"/>
          <table:table-cell table:style-name="ce22" office:value-type="string" calcext:value-type="string">
            <text:p>object</text:p>
          </table:table-cell>
          <table:table-cell table:style-name="ce22"/>
          <table:table-cell table:number-columns-repeated="6"/>
          <table:table-cell table:style-name="ce32" office:value-type="float" office:value="181.508801405572" calcext:value-type="float">
            <text:p>181,5</text:p>
          </table:table-cell>
          <table:table-cell table:style-name="ce32" office:value-type="float" office:value="0.318887733458209" calcext:value-type="float">
            <text:p>0,3</text:p>
          </table:table-cell>
          <table:table-cell table:number-columns-repeated="1011"/>
        </table:table-row>
        <table:table-row table:style-name="ro2">
          <table:table-cell/>
          <table:table-cell table:formula="of:=[.B48]" office:value-type="string" office:string-value="eulerScheme &#10;[3888]" calcext:value-type="string">
            <text:p>eulerScheme </text:p>
            <text:p>[3888]</text:p>
          </table:table-cell>
          <table:table-cell table:style-name="ce22"/>
          <table:table-cell table:style-name="ce22" office:value-type="string" calcext:value-type="string">
            <text:p>object</text:p>
          </table:table-cell>
          <table:table-cell table:style-name="ce22"/>
          <table:table-cell table:number-columns-repeated="6"/>
          <table:table-cell table:style-name="ce32" office:value-type="float" office:value="124.571686803642" calcext:value-type="float">
            <text:p>124,6</text:p>
          </table:table-cell>
          <table:table-cell table:style-name="ce32" office:value-type="float" office:value="0.304891974200709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2.4667558281126" calcext:value-type="float">
            <text:p>92,5</text:p>
          </table:table-cell>
          <table:table-cell table:style-name="ce32" office:value-type="float" office:value="0.231195854989539" calcext:value-type="float">
            <text:p>0,2</text:p>
          </table:table-cell>
          <table:table-cell table:number-columns-repeated="1011"/>
        </table:table-row>
        <table:table-row table:style-name="ro2">
          <table:table-cell/>
          <table:table-cell table:style-name="ce21" office:value-type="string" calcext:value-type="string">
            <text:p>Object:</text:p>
          </table:table-cell>
          <table:table-cell table:style-name="ce21" table:number-columns-repeated="3"/>
          <table:table-cell table:number-columns-repeated="6"/>
          <table:table-cell table:style-name="ce32" office:value-type="float" office:value="89.2927888064958" calcext:value-type="float">
            <text:p>89,3</text:p>
          </table:table-cell>
          <table:table-cell table:style-name="ce32" office:value-type="float" office:value="0.193965354106258" calcext:value-type="float">
            <text:p>0,2</text:p>
          </table:table-cell>
          <table:table-cell table:number-columns-repeated="1011"/>
        </table:table-row>
        <table:table-row table:style-name="ro2">
          <table:table-cell/>
          <table:table-cell table:style-name="ce22" table:formula="of:=INFO.OBBA.OBBA.OBMAKE([.C57];obLibs&amp;[.C51];[.B53:.B54])" office:value-type="string" office:string-value="simulation &#10;[3889]" calcext:value-type="string">
            <text:p>simulation </text:p>
            <text:p>[3889]</text:p>
          </table:table-cell>
          <table:table-cell table:style-name="ce22" office:value-type="string" calcext:value-type="string">
            <text:p>simulation</text:p>
          </table:table-cell>
          <table:table-cell table:style-name="ce22" table:number-columns-repeated="2"/>
          <table:table-cell table:number-columns-repeated="6"/>
          <table:table-cell table:style-name="ce32" office:value-type="float" office:value="227.272703641219" calcext:value-type="float">
            <text:p>227,3</text:p>
          </table:table-cell>
          <table:table-cell table:style-name="ce32" office:value-type="float" office:value="0.31321130544888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7.616351482286" calcext:value-type="float">
            <text:p>187,6</text:p>
          </table:table-cell>
          <table:table-cell table:style-name="ce32" office:value-type="float" office:value="0.171752283829768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4.4950119125365" calcext:value-type="float">
            <text:p>94,5</text:p>
          </table:table-cell>
          <table:table-cell table:style-name="ce32" office:value-type="float" office:value="0.30350955845065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8.440223257529" calcext:value-type="float">
            <text:p>188,4</text:p>
          </table:table-cell>
          <table:table-cell table:style-name="ce32" office:value-type="float" office:value="0.249693257462693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38.227691666638" calcext:value-type="float">
            <text:p>438,2</text:p>
          </table:table-cell>
          <table:table-cell table:style-name="ce32" office:value-type="float" office:value="0.397208701973007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0.2975881105426" calcext:value-type="float">
            <text:p>30,3</text:p>
          </table:table-cell>
          <table:table-cell table:style-name="ce32" office:value-type="float" office:value="0.248589478217853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90.630819325838" calcext:value-type="float">
            <text:p>490,6</text:p>
          </table:table-cell>
          <table:table-cell table:style-name="ce32" office:value-type="float" office:value="0.33057312952685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1.683388868446" calcext:value-type="float">
            <text:p>141,7</text:p>
          </table:table-cell>
          <table:table-cell table:style-name="ce32" office:value-type="float" office:value="0.21336057264766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0.318426222639" calcext:value-type="float">
            <text:p>100,3</text:p>
          </table:table-cell>
          <table:table-cell table:style-name="ce32" office:value-type="float" office:value="0.33264615078099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1.698189358215" calcext:value-type="float">
            <text:p>171,7</text:p>
          </table:table-cell>
          <table:table-cell table:style-name="ce32" office:value-type="float" office:value="0.375966784696876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6.8303569490894" calcext:value-type="float">
            <text:p>66,8</text:p>
          </table:table-cell>
          <table:table-cell table:style-name="ce32" office:value-type="float" office:value="0.291777396079896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1.7285503247713" calcext:value-type="float">
            <text:p>71,7</text:p>
          </table:table-cell>
          <table:table-cell table:style-name="ce32" office:value-type="float" office:value="0.26718430630645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4.8089367895283" calcext:value-type="float">
            <text:p>44,8</text:p>
          </table:table-cell>
          <table:table-cell table:style-name="ce32" office:value-type="float" office:value="0.27843047957032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8.357826827705" calcext:value-type="float">
            <text:p>188,4</text:p>
          </table:table-cell>
          <table:table-cell table:style-name="ce32" office:value-type="float" office:value="0.383294749790426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7.2178440836269" calcext:value-type="float">
            <text:p>57,2</text:p>
          </table:table-cell>
          <table:table-cell table:style-name="ce32" office:value-type="float" office:value="0.28342837525539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4.254714213182" calcext:value-type="float">
            <text:p>154,3</text:p>
          </table:table-cell>
          <table:table-cell table:style-name="ce32" office:value-type="float" office:value="0.26740474967309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56.285252229439" calcext:value-type="float">
            <text:p>256,3</text:p>
          </table:table-cell>
          <table:table-cell table:style-name="ce32" office:value-type="float" office:value="0.28984414606497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4.49473598793" calcext:value-type="float">
            <text:p>114,5</text:p>
          </table:table-cell>
          <table:table-cell table:style-name="ce32" office:value-type="float" office:value="0.205085230415124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9.114253068631" calcext:value-type="float">
            <text:p>129,1</text:p>
          </table:table-cell>
          <table:table-cell table:style-name="ce32" office:value-type="float" office:value="0.220657156122038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3.485512182523" calcext:value-type="float">
            <text:p>123,5</text:p>
          </table:table-cell>
          <table:table-cell table:style-name="ce32" office:value-type="float" office:value="0.32823738962643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8.0827411007595" calcext:value-type="float">
            <text:p>68,1</text:p>
          </table:table-cell>
          <table:table-cell table:style-name="ce32" office:value-type="float" office:value="0.26506516383643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03.13504561059" calcext:value-type="float">
            <text:p>303,1</text:p>
          </table:table-cell>
          <table:table-cell table:style-name="ce32" office:value-type="float" office:value="0.309960128397126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6.5562881181743" calcext:value-type="float">
            <text:p>66,6</text:p>
          </table:table-cell>
          <table:table-cell table:style-name="ce32" office:value-type="float" office:value="0.381922485445959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8.07519737514" calcext:value-type="float">
            <text:p>38,1</text:p>
          </table:table-cell>
          <table:table-cell table:style-name="ce32" office:value-type="float" office:value="0.426413196910819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4.6699850561028" calcext:value-type="float">
            <text:p>54,7</text:p>
          </table:table-cell>
          <table:table-cell table:style-name="ce32" office:value-type="float" office:value="0.209058724350493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5.383993254407" calcext:value-type="float">
            <text:p>105,4</text:p>
          </table:table-cell>
          <table:table-cell table:style-name="ce32" office:value-type="float" office:value="0.455543194241127" calcext:value-type="float">
            <text:p>0,5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6.2860128631" calcext:value-type="float">
            <text:p>136,3</text:p>
          </table:table-cell>
          <table:table-cell table:style-name="ce32" office:value-type="float" office:value="0.302624773861675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5.416632872027" calcext:value-type="float">
            <text:p>125,4</text:p>
          </table:table-cell>
          <table:table-cell table:style-name="ce32" office:value-type="float" office:value="0.175491332506422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8.4283665223551" calcext:value-type="float">
            <text:p>58,4</text:p>
          </table:table-cell>
          <table:table-cell table:style-name="ce32" office:value-type="float" office:value="0.3339260006146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0.923634621757" calcext:value-type="float">
            <text:p>190,9</text:p>
          </table:table-cell>
          <table:table-cell table:style-name="ce32" office:value-type="float" office:value="0.403201698746608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3.6717944300735" calcext:value-type="float">
            <text:p>53,7</text:p>
          </table:table-cell>
          <table:table-cell table:style-name="ce32" office:value-type="float" office:value="0.24130953475820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6.2111366451837" calcext:value-type="float">
            <text:p>66,2</text:p>
          </table:table-cell>
          <table:table-cell table:style-name="ce32" office:value-type="float" office:value="0.25330532403843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17.878256129314" calcext:value-type="float">
            <text:p>317,9</text:p>
          </table:table-cell>
          <table:table-cell table:style-name="ce32" office:value-type="float" office:value="0.319637911346295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1.29488696765" calcext:value-type="float">
            <text:p>151,3</text:p>
          </table:table-cell>
          <table:table-cell table:style-name="ce32" office:value-type="float" office:value="0.242306402631835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3.493680356243" calcext:value-type="float">
            <text:p>133,5</text:p>
          </table:table-cell>
          <table:table-cell table:style-name="ce32" office:value-type="float" office:value="0.399847146604371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07.533554985228" calcext:value-type="float">
            <text:p>207,5</text:p>
          </table:table-cell>
          <table:table-cell table:style-name="ce32" office:value-type="float" office:value="0.29221978858102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8.88748276752" calcext:value-type="float">
            <text:p>78,9</text:p>
          </table:table-cell>
          <table:table-cell table:style-name="ce32" office:value-type="float" office:value="0.32102682892833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2.783334647071" calcext:value-type="float">
            <text:p>172,8</text:p>
          </table:table-cell>
          <table:table-cell table:style-name="ce32" office:value-type="float" office:value="0.261336371312626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3.7198805932983" calcext:value-type="float">
            <text:p>83,7</text:p>
          </table:table-cell>
          <table:table-cell table:style-name="ce32" office:value-type="float" office:value="0.31467466885041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31.622409411246" calcext:value-type="float">
            <text:p>231,6</text:p>
          </table:table-cell>
          <table:table-cell table:style-name="ce32" office:value-type="float" office:value="0.26295686801286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8.8360760389456" calcext:value-type="float">
            <text:p>38,8</text:p>
          </table:table-cell>
          <table:table-cell table:style-name="ce32" office:value-type="float" office:value="0.30743469974606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0.77736063549" calcext:value-type="float">
            <text:p>80,8</text:p>
          </table:table-cell>
          <table:table-cell table:style-name="ce32" office:value-type="float" office:value="0.32850570149023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4.483309997385" calcext:value-type="float">
            <text:p>194,5</text:p>
          </table:table-cell>
          <table:table-cell table:style-name="ce32" office:value-type="float" office:value="0.369117112725728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6.7596866856939" calcext:value-type="float">
            <text:p>66,8</text:p>
          </table:table-cell>
          <table:table-cell table:style-name="ce32" office:value-type="float" office:value="0.390895100152674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4.6035912320432" calcext:value-type="float">
            <text:p>64,6</text:p>
          </table:table-cell>
          <table:table-cell table:style-name="ce32" office:value-type="float" office:value="0.27834889563864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4.3364891256118" calcext:value-type="float">
            <text:p>34,3</text:p>
          </table:table-cell>
          <table:table-cell table:style-name="ce32" office:value-type="float" office:value="0.275658136330536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63.911007347301" calcext:value-type="float">
            <text:p>163,9</text:p>
          </table:table-cell>
          <table:table-cell table:style-name="ce32" office:value-type="float" office:value="0.248646402161048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0.074250247726" calcext:value-type="float">
            <text:p>100,1</text:p>
          </table:table-cell>
          <table:table-cell table:style-name="ce32" office:value-type="float" office:value="0.333935826691145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9.845967440089" calcext:value-type="float">
            <text:p>149,8</text:p>
          </table:table-cell>
          <table:table-cell table:style-name="ce32" office:value-type="float" office:value="0.488617951915764" calcext:value-type="float">
            <text:p>0,5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1.8636625039283" calcext:value-type="float">
            <text:p>31,9</text:p>
          </table:table-cell>
          <table:table-cell table:style-name="ce32" office:value-type="float" office:value="0.40957086413866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24.029224707426" calcext:value-type="float">
            <text:p>224,0</text:p>
          </table:table-cell>
          <table:table-cell table:style-name="ce32" office:value-type="float" office:value="0.289622202770346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3.6635634651428" calcext:value-type="float">
            <text:p>73,7</text:p>
          </table:table-cell>
          <table:table-cell table:style-name="ce32" office:value-type="float" office:value="0.186229317799036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6.089771757313" calcext:value-type="float">
            <text:p>176,1</text:p>
          </table:table-cell>
          <table:table-cell table:style-name="ce32" office:value-type="float" office:value="0.21480153978076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3.0891015776583" calcext:value-type="float">
            <text:p>63,1</text:p>
          </table:table-cell>
          <table:table-cell table:style-name="ce32" office:value-type="float" office:value="0.32646100908216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4.0119194983107" calcext:value-type="float">
            <text:p>54,0</text:p>
          </table:table-cell>
          <table:table-cell table:style-name="ce32" office:value-type="float" office:value="0.375284532076096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6.29957374387" calcext:value-type="float">
            <text:p>126,3</text:p>
          </table:table-cell>
          <table:table-cell table:style-name="ce32" office:value-type="float" office:value="0.34775970859168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9.836702105607" calcext:value-type="float">
            <text:p>189,8</text:p>
          </table:table-cell>
          <table:table-cell table:style-name="ce32" office:value-type="float" office:value="0.33025951808545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8.3027711352535" calcext:value-type="float">
            <text:p>68,3</text:p>
          </table:table-cell>
          <table:table-cell table:style-name="ce32" office:value-type="float" office:value="0.160590318968338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3.106374988211" calcext:value-type="float">
            <text:p>173,1</text:p>
          </table:table-cell>
          <table:table-cell table:style-name="ce32" office:value-type="float" office:value="0.258424825578976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3.6879945506427" calcext:value-type="float">
            <text:p>43,7</text:p>
          </table:table-cell>
          <table:table-cell table:style-name="ce32" office:value-type="float" office:value="0.27246385608185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9.8094374677762" calcext:value-type="float">
            <text:p>69,8</text:p>
          </table:table-cell>
          <table:table-cell table:style-name="ce32" office:value-type="float" office:value="0.25587132960161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6.0552160547606" calcext:value-type="float">
            <text:p>66,1</text:p>
          </table:table-cell>
          <table:table-cell table:style-name="ce32" office:value-type="float" office:value="0.26040803248414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6.9322455204482" calcext:value-type="float">
            <text:p>76,9</text:p>
          </table:table-cell>
          <table:table-cell table:style-name="ce32" office:value-type="float" office:value="0.2157927235092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1.516971158914" calcext:value-type="float">
            <text:p>131,5</text:p>
          </table:table-cell>
          <table:table-cell table:style-name="ce32" office:value-type="float" office:value="0.264707618824139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4.6007316579073" calcext:value-type="float">
            <text:p>84,6</text:p>
          </table:table-cell>
          <table:table-cell table:style-name="ce32" office:value-type="float" office:value="0.23898989516365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0.681454701671" calcext:value-type="float">
            <text:p>80,7</text:p>
          </table:table-cell>
          <table:table-cell table:style-name="ce32" office:value-type="float" office:value="0.31913915848080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5.0750688934384" calcext:value-type="float">
            <text:p>75,1</text:p>
          </table:table-cell>
          <table:table-cell table:style-name="ce32" office:value-type="float" office:value="0.25180280027643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4.2314107982142" calcext:value-type="float">
            <text:p>64,2</text:p>
          </table:table-cell>
          <table:table-cell table:style-name="ce32" office:value-type="float" office:value="0.20532794438514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2.094228191739" calcext:value-type="float">
            <text:p>152,1</text:p>
          </table:table-cell>
          <table:table-cell table:style-name="ce32" office:value-type="float" office:value="0.216876097016569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3.630307615793" calcext:value-type="float">
            <text:p>123,6</text:p>
          </table:table-cell>
          <table:table-cell table:style-name="ce32" office:value-type="float" office:value="0.218225906817705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66.078462899708" calcext:value-type="float">
            <text:p>266,1</text:p>
          </table:table-cell>
          <table:table-cell table:style-name="ce32" office:value-type="float" office:value="0.27169851212361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41.838868137122" calcext:value-type="float">
            <text:p>241,8</text:p>
          </table:table-cell>
          <table:table-cell table:style-name="ce32" office:value-type="float" office:value="0.26255296868632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60.164944723501" calcext:value-type="float">
            <text:p>160,2</text:p>
          </table:table-cell>
          <table:table-cell table:style-name="ce32" office:value-type="float" office:value="0.28459230198076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02.546394471243" calcext:value-type="float">
            <text:p>202,5</text:p>
          </table:table-cell>
          <table:table-cell table:style-name="ce32" office:value-type="float" office:value="0.229951805705765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4.734674073493" calcext:value-type="float">
            <text:p>134,7</text:p>
          </table:table-cell>
          <table:table-cell table:style-name="ce32" office:value-type="float" office:value="0.190076854759915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7.7393610018841" calcext:value-type="float">
            <text:p>87,7</text:p>
          </table:table-cell>
          <table:table-cell table:style-name="ce32" office:value-type="float" office:value="0.27490511430820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8.3164911165097" calcext:value-type="float">
            <text:p>78,3</text:p>
          </table:table-cell>
          <table:table-cell table:style-name="ce32" office:value-type="float" office:value="0.202861524305424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2.424568035016" calcext:value-type="float">
            <text:p>192,4</text:p>
          </table:table-cell>
          <table:table-cell table:style-name="ce32" office:value-type="float" office:value="0.442968158874669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3.568039764992" calcext:value-type="float">
            <text:p>113,6</text:p>
          </table:table-cell>
          <table:table-cell table:style-name="ce32" office:value-type="float" office:value="0.26038348547710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75.322702608783" calcext:value-type="float">
            <text:p>475,3</text:p>
          </table:table-cell>
          <table:table-cell table:style-name="ce32" office:value-type="float" office:value="0.34164856445229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0.349014738029" calcext:value-type="float">
            <text:p>120,3</text:p>
          </table:table-cell>
          <table:table-cell table:style-name="ce32" office:value-type="float" office:value="0.29511929180676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5.358765485764" calcext:value-type="float">
            <text:p>195,4</text:p>
          </table:table-cell>
          <table:table-cell table:style-name="ce32" office:value-type="float" office:value="0.213399727677912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9.1834297963" calcext:value-type="float">
            <text:p>129,2</text:p>
          </table:table-cell>
          <table:table-cell table:style-name="ce32" office:value-type="float" office:value="0.31298601059782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2.4882792078209" calcext:value-type="float">
            <text:p>92,5</text:p>
          </table:table-cell>
          <table:table-cell table:style-name="ce32" office:value-type="float" office:value="0.26985442223239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6.559902365063" calcext:value-type="float">
            <text:p>126,6</text:p>
          </table:table-cell>
          <table:table-cell table:style-name="ce32" office:value-type="float" office:value="0.233399294688661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6.474245499991" calcext:value-type="float">
            <text:p>126,5</text:p>
          </table:table-cell>
          <table:table-cell table:style-name="ce32" office:value-type="float" office:value="0.176001026137072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3.9227194109594" calcext:value-type="float">
            <text:p>43,9</text:p>
          </table:table-cell>
          <table:table-cell table:style-name="ce32" office:value-type="float" office:value="0.342689253711085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7.683847539723" calcext:value-type="float">
            <text:p>117,7</text:p>
          </table:table-cell>
          <table:table-cell table:style-name="ce32" office:value-type="float" office:value="0.23288504223751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6.93420963837" calcext:value-type="float">
            <text:p>136,9</text:p>
          </table:table-cell>
          <table:table-cell table:style-name="ce32" office:value-type="float" office:value="0.417038863473102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9.855260051601" calcext:value-type="float">
            <text:p>109,9</text:p>
          </table:table-cell>
          <table:table-cell table:style-name="ce32" office:value-type="float" office:value="0.354120272626308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64.692786844787" calcext:value-type="float">
            <text:p>164,7</text:p>
          </table:table-cell>
          <table:table-cell table:style-name="ce32" office:value-type="float" office:value="0.2285098667828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9.507488499823" calcext:value-type="float">
            <text:p>109,5</text:p>
          </table:table-cell>
          <table:table-cell table:style-name="ce32" office:value-type="float" office:value="0.271095566390175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6.401381427577" calcext:value-type="float">
            <text:p>116,4</text:p>
          </table:table-cell>
          <table:table-cell table:style-name="ce32" office:value-type="float" office:value="0.31569526552991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69.121963097597" calcext:value-type="float">
            <text:p>269,1</text:p>
          </table:table-cell>
          <table:table-cell table:style-name="ce32" office:value-type="float" office:value="0.19333881907661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1.995138240608" calcext:value-type="float">
            <text:p>102,0</text:p>
          </table:table-cell>
          <table:table-cell table:style-name="ce32" office:value-type="float" office:value="0.2955132382367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9.87603600071" calcext:value-type="float">
            <text:p>109,9</text:p>
          </table:table-cell>
          <table:table-cell table:style-name="ce32" office:value-type="float" office:value="0.357326212750543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2.762372275222" calcext:value-type="float">
            <text:p>42,8</text:p>
          </table:table-cell>
          <table:table-cell table:style-name="ce32" office:value-type="float" office:value="0.29094591960881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6.123898119326" calcext:value-type="float">
            <text:p>186,1</text:p>
          </table:table-cell>
          <table:table-cell table:style-name="ce32" office:value-type="float" office:value="0.34349692281380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7.624706145054" calcext:value-type="float">
            <text:p>127,6</text:p>
          </table:table-cell>
          <table:table-cell table:style-name="ce32" office:value-type="float" office:value="0.28553181108601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1.278969623044" calcext:value-type="float">
            <text:p>141,3</text:p>
          </table:table-cell>
          <table:table-cell table:style-name="ce32" office:value-type="float" office:value="0.204469007903959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9.840078902552" calcext:value-type="float">
            <text:p>159,8</text:p>
          </table:table-cell>
          <table:table-cell table:style-name="ce32" office:value-type="float" office:value="0.211512040198391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0.9372895252572" calcext:value-type="float">
            <text:p>80,9</text:p>
          </table:table-cell>
          <table:table-cell table:style-name="ce32" office:value-type="float" office:value="0.2885334760481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18.908608627645" calcext:value-type="float">
            <text:p>418,9</text:p>
          </table:table-cell>
          <table:table-cell table:style-name="ce32" office:value-type="float" office:value="0.30411466429107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0.7276655806863" calcext:value-type="float">
            <text:p>60,7</text:p>
          </table:table-cell>
          <table:table-cell table:style-name="ce32" office:value-type="float" office:value="0.29353575745517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1.9387290688018" calcext:value-type="float">
            <text:p>31,9</text:p>
          </table:table-cell>
          <table:table-cell table:style-name="ce32" office:value-type="float" office:value="0.45760575811839" calcext:value-type="float">
            <text:p>0,5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42.950788010975" calcext:value-type="float">
            <text:p>343,0</text:p>
          </table:table-cell>
          <table:table-cell table:style-name="ce32" office:value-type="float" office:value="0.3152378873756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50.846667316129" calcext:value-type="float">
            <text:p>450,8</text:p>
          </table:table-cell>
          <table:table-cell table:style-name="ce32" office:value-type="float" office:value="0.33748333568297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3.089441216411" calcext:value-type="float">
            <text:p>143,1</text:p>
          </table:table-cell>
          <table:table-cell table:style-name="ce32" office:value-type="float" office:value="0.374649496984484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1.281587236818" calcext:value-type="float">
            <text:p>61,3</text:p>
          </table:table-cell>
          <table:table-cell table:style-name="ce32" office:value-type="float" office:value="0.369502361204337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26.110789872881" calcext:value-type="float">
            <text:p>226,1</text:p>
          </table:table-cell>
          <table:table-cell table:style-name="ce32" office:value-type="float" office:value="0.205110667124603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5.875425857665" calcext:value-type="float">
            <text:p>115,9</text:p>
          </table:table-cell>
          <table:table-cell table:style-name="ce32" office:value-type="float" office:value="0.162933893044325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1.345155520931" calcext:value-type="float">
            <text:p>131,3</text:p>
          </table:table-cell>
          <table:table-cell table:style-name="ce32" office:value-type="float" office:value="0.25745445236999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8.9681224927203" calcext:value-type="float">
            <text:p>69,0</text:p>
          </table:table-cell>
          <table:table-cell table:style-name="ce32" office:value-type="float" office:value="0.33761169618484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0.549017671551" calcext:value-type="float">
            <text:p>120,5</text:p>
          </table:table-cell>
          <table:table-cell table:style-name="ce32" office:value-type="float" office:value="0.28030768822600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6.314780573202" calcext:value-type="float">
            <text:p>106,3</text:p>
          </table:table-cell>
          <table:table-cell table:style-name="ce32" office:value-type="float" office:value="0.202937440134624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3.467441747954" calcext:value-type="float">
            <text:p>113,5</text:p>
          </table:table-cell>
          <table:table-cell table:style-name="ce32" office:value-type="float" office:value="0.250595724555269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6.346559910472" calcext:value-type="float">
            <text:p>186,3</text:p>
          </table:table-cell>
          <table:table-cell table:style-name="ce32" office:value-type="float" office:value="0.25935196459011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80.206228819733" calcext:value-type="float">
            <text:p>280,2</text:p>
          </table:table-cell>
          <table:table-cell table:style-name="ce32" office:value-type="float" office:value="0.26066534619439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8.151188250342" calcext:value-type="float">
            <text:p>118,2</text:p>
          </table:table-cell>
          <table:table-cell table:style-name="ce32" office:value-type="float" office:value="0.469027066698949" calcext:value-type="float">
            <text:p>0,5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1.9735489392508" calcext:value-type="float">
            <text:p>92,0</text:p>
          </table:table-cell>
          <table:table-cell table:style-name="ce32" office:value-type="float" office:value="0.33439304839492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3.7250378248659" calcext:value-type="float">
            <text:p>93,7</text:p>
          </table:table-cell>
          <table:table-cell table:style-name="ce32" office:value-type="float" office:value="0.34566486990029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27.461344130603" calcext:value-type="float">
            <text:p>227,5</text:p>
          </table:table-cell>
          <table:table-cell table:style-name="ce32" office:value-type="float" office:value="0.23710884473189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8.5495510028101" calcext:value-type="float">
            <text:p>78,5</text:p>
          </table:table-cell>
          <table:table-cell table:style-name="ce32" office:value-type="float" office:value="0.249956710621125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0.0939888004217" calcext:value-type="float">
            <text:p>70,1</text:p>
          </table:table-cell>
          <table:table-cell table:style-name="ce32" office:value-type="float" office:value="0.378612659787268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0.7900503019508" calcext:value-type="float">
            <text:p>50,8</text:p>
          </table:table-cell>
          <table:table-cell table:style-name="ce32" office:value-type="float" office:value="0.30138496264573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70.130530581732" calcext:value-type="float">
            <text:p>170,1</text:p>
          </table:table-cell>
          <table:table-cell table:style-name="ce32" office:value-type="float" office:value="0.29696062539796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2.437851552044" calcext:value-type="float">
            <text:p>102,4</text:p>
          </table:table-cell>
          <table:table-cell table:style-name="ce32" office:value-type="float" office:value="0.223194983122691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0.465803174119" calcext:value-type="float">
            <text:p>110,5</text:p>
          </table:table-cell>
          <table:table-cell table:style-name="ce32" office:value-type="float" office:value="0.352729090882929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3.456010053542" calcext:value-type="float">
            <text:p>123,5</text:p>
          </table:table-cell>
          <table:table-cell table:style-name="ce32" office:value-type="float" office:value="0.28883651736889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7.5122299220343" calcext:value-type="float">
            <text:p>97,5</text:p>
          </table:table-cell>
          <table:table-cell table:style-name="ce32" office:value-type="float" office:value="0.311854276191379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0.460327718846" calcext:value-type="float">
            <text:p>100,5</text:p>
          </table:table-cell>
          <table:table-cell table:style-name="ce32" office:value-type="float" office:value="0.281790575905446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5.456650219729" calcext:value-type="float">
            <text:p>125,5</text:p>
          </table:table-cell>
          <table:table-cell table:style-name="ce32" office:value-type="float" office:value="0.273119173385705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1.574263078096" calcext:value-type="float">
            <text:p>131,6</text:p>
          </table:table-cell>
          <table:table-cell table:style-name="ce32" office:value-type="float" office:value="0.273139160039335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2.3284268936443" calcext:value-type="float">
            <text:p>32,3</text:p>
          </table:table-cell>
          <table:table-cell table:style-name="ce32" office:value-type="float" office:value="0.34302673209220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61.619138263242" calcext:value-type="float">
            <text:p>261,6</text:p>
          </table:table-cell>
          <table:table-cell table:style-name="ce32" office:value-type="float" office:value="0.394552677729012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6.077066972181" calcext:value-type="float">
            <text:p>116,1</text:p>
          </table:table-cell>
          <table:table-cell table:style-name="ce32" office:value-type="float" office:value="0.33581911958819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46.437061863348" calcext:value-type="float">
            <text:p>246,4</text:p>
          </table:table-cell>
          <table:table-cell table:style-name="ce32" office:value-type="float" office:value="0.32526807374453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7.133726239232" calcext:value-type="float">
            <text:p>157,1</text:p>
          </table:table-cell>
          <table:table-cell table:style-name="ce32" office:value-type="float" office:value="0.22669594458211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69.57431878544" calcext:value-type="float">
            <text:p>169,6</text:p>
          </table:table-cell>
          <table:table-cell table:style-name="ce32" office:value-type="float" office:value="0.2116227054458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1.7050380323159" calcext:value-type="float">
            <text:p>81,7</text:p>
          </table:table-cell>
          <table:table-cell table:style-name="ce32" office:value-type="float" office:value="0.26724878624756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2.430661716645" calcext:value-type="float">
            <text:p>132,4</text:p>
          </table:table-cell>
          <table:table-cell table:style-name="ce32" office:value-type="float" office:value="0.26684848986942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8.027491035184" calcext:value-type="float">
            <text:p>138,0</text:p>
          </table:table-cell>
          <table:table-cell table:style-name="ce32" office:value-type="float" office:value="0.25660319229872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09.655973656026" calcext:value-type="float">
            <text:p>209,7</text:p>
          </table:table-cell>
          <table:table-cell table:style-name="ce32" office:value-type="float" office:value="0.34944829731026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4.4775729407195" calcext:value-type="float">
            <text:p>94,5</text:p>
          </table:table-cell>
          <table:table-cell table:style-name="ce32" office:value-type="float" office:value="0.256736983478615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0.505784727566" calcext:value-type="float">
            <text:p>150,5</text:p>
          </table:table-cell>
          <table:table-cell table:style-name="ce32" office:value-type="float" office:value="0.28498302941638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2.6998520483503" calcext:value-type="float">
            <text:p>52,7</text:p>
          </table:table-cell>
          <table:table-cell table:style-name="ce32" office:value-type="float" office:value="0.389111331573319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7.387857612442" calcext:value-type="float">
            <text:p>127,4</text:p>
          </table:table-cell>
          <table:table-cell table:style-name="ce32" office:value-type="float" office:value="0.171377729377574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8.3331052202706" calcext:value-type="float">
            <text:p>68,3</text:p>
          </table:table-cell>
          <table:table-cell table:style-name="ce32" office:value-type="float" office:value="0.248582513249728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4.7918547192059" calcext:value-type="float">
            <text:p>64,8</text:p>
          </table:table-cell>
          <table:table-cell table:style-name="ce32" office:value-type="float" office:value="0.439833341124604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6.1446201134906" calcext:value-type="float">
            <text:p>66,1</text:p>
          </table:table-cell>
          <table:table-cell table:style-name="ce32" office:value-type="float" office:value="0.26708086924144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9.3078162917503" calcext:value-type="float">
            <text:p>29,3</text:p>
          </table:table-cell>
          <table:table-cell table:style-name="ce32" office:value-type="float" office:value="0.3365283939338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401.150996589628" calcext:value-type="float">
            <text:p>401,2</text:p>
          </table:table-cell>
          <table:table-cell table:style-name="ce32" office:value-type="float" office:value="0.30817783897889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1.963514077887" calcext:value-type="float">
            <text:p>132,0</text:p>
          </table:table-cell>
          <table:table-cell table:style-name="ce32" office:value-type="float" office:value="0.236080171996878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9.2226962480784" calcext:value-type="float">
            <text:p>59,2</text:p>
          </table:table-cell>
          <table:table-cell table:style-name="ce32" office:value-type="float" office:value="0.301167556633477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8.6362345394221" calcext:value-type="float">
            <text:p>38,6</text:p>
          </table:table-cell>
          <table:table-cell table:style-name="ce32" office:value-type="float" office:value="0.248723898188261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91.438615527094" calcext:value-type="float">
            <text:p>191,4</text:p>
          </table:table-cell>
          <table:table-cell table:style-name="ce32" office:value-type="float" office:value="0.243540850500239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3.5121345824716" calcext:value-type="float">
            <text:p>23,5</text:p>
          </table:table-cell>
          <table:table-cell table:style-name="ce32" office:value-type="float" office:value="0.391149248702144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1.9159320708654" calcext:value-type="float">
            <text:p>61,9</text:p>
          </table:table-cell>
          <table:table-cell table:style-name="ce32" office:value-type="float" office:value="0.377445537573833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1.2491737594169" calcext:value-type="float">
            <text:p>91,2</text:p>
          </table:table-cell>
          <table:table-cell table:style-name="ce32" office:value-type="float" office:value="0.25498382920228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2.493640138693" calcext:value-type="float">
            <text:p>112,5</text:p>
          </table:table-cell>
          <table:table-cell table:style-name="ce32" office:value-type="float" office:value="0.216448400997635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3.3638586654429" calcext:value-type="float">
            <text:p>53,4</text:p>
          </table:table-cell>
          <table:table-cell table:style-name="ce32" office:value-type="float" office:value="0.200506605714522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5.9962167429187" calcext:value-type="float">
            <text:p>56,0</text:p>
          </table:table-cell>
          <table:table-cell table:style-name="ce32" office:value-type="float" office:value="0.209365717408203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2.8880130886051" calcext:value-type="float">
            <text:p>92,9</text:p>
          </table:table-cell>
          <table:table-cell table:style-name="ce32" office:value-type="float" office:value="0.25975860515288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9.662873913359" calcext:value-type="float">
            <text:p>129,7</text:p>
          </table:table-cell>
          <table:table-cell table:style-name="ce32" office:value-type="float" office:value="0.25103692222601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0.474979042445" calcext:value-type="float">
            <text:p>110,5</text:p>
          </table:table-cell>
          <table:table-cell table:style-name="ce32" office:value-type="float" office:value="0.3072630573918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53.707409741104" calcext:value-type="float">
            <text:p>153,7</text:p>
          </table:table-cell>
          <table:table-cell table:style-name="ce32" office:value-type="float" office:value="0.289397646284465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20.620504730402" calcext:value-type="float">
            <text:p>120,6</text:p>
          </table:table-cell>
          <table:table-cell table:style-name="ce32" office:value-type="float" office:value="0.229076915203985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64.404501180467" calcext:value-type="float">
            <text:p>364,4</text:p>
          </table:table-cell>
          <table:table-cell table:style-name="ce32" office:value-type="float" office:value="0.33626586395862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35.770487057657" calcext:value-type="float">
            <text:p>235,8</text:p>
          </table:table-cell>
          <table:table-cell table:style-name="ce32" office:value-type="float" office:value="0.28308707506390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40.77384805928" calcext:value-type="float">
            <text:p>340,8</text:p>
          </table:table-cell>
          <table:table-cell table:style-name="ce32" office:value-type="float" office:value="0.28996241948969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7.8426997912141" calcext:value-type="float">
            <text:p>97,8</text:p>
          </table:table-cell>
          <table:table-cell table:style-name="ce32" office:value-type="float" office:value="0.22639330683948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56.2343594371991" calcext:value-type="float">
            <text:p>56,2</text:p>
          </table:table-cell>
          <table:table-cell table:style-name="ce32" office:value-type="float" office:value="0.39682490971876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0.4268712444696" calcext:value-type="float">
            <text:p>60,4</text:p>
          </table:table-cell>
          <table:table-cell table:style-name="ce32" office:value-type="float" office:value="0.238816013204231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7.2259650287513" calcext:value-type="float">
            <text:p>77,2</text:p>
          </table:table-cell>
          <table:table-cell table:style-name="ce32" office:value-type="float" office:value="0.266974885414073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0.916555339097" calcext:value-type="float">
            <text:p>90,9</text:p>
          </table:table-cell>
          <table:table-cell table:style-name="ce32" office:value-type="float" office:value="0.339254850842428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3.7179256650633" calcext:value-type="float">
            <text:p>83,7</text:p>
          </table:table-cell>
          <table:table-cell table:style-name="ce32" office:value-type="float" office:value="0.24386657099731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1.729838106516" calcext:value-type="float">
            <text:p>101,7</text:p>
          </table:table-cell>
          <table:table-cell table:style-name="ce32" office:value-type="float" office:value="0.171592129638561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2.4922885955612" calcext:value-type="float">
            <text:p>72,5</text:p>
          </table:table-cell>
          <table:table-cell table:style-name="ce32" office:value-type="float" office:value="0.25711463410201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0.9768385636706" calcext:value-type="float">
            <text:p>81,0</text:p>
          </table:table-cell>
          <table:table-cell table:style-name="ce32" office:value-type="float" office:value="0.332329161708005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02.263925132743" calcext:value-type="float">
            <text:p>102,3</text:p>
          </table:table-cell>
          <table:table-cell table:style-name="ce32" office:value-type="float" office:value="0.31718323435091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6.7704317580241" calcext:value-type="float">
            <text:p>76,8</text:p>
          </table:table-cell>
          <table:table-cell table:style-name="ce32" office:value-type="float" office:value="0.245767478985652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85.4883920926828" calcext:value-type="float">
            <text:p>85,5</text:p>
          </table:table-cell>
          <table:table-cell table:style-name="ce32" office:value-type="float" office:value="0.28986147319597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86.510917351783" calcext:value-type="float">
            <text:p>186,5</text:p>
          </table:table-cell>
          <table:table-cell table:style-name="ce32" office:value-type="float" office:value="0.269343130365152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5.3452896789778" calcext:value-type="float">
            <text:p>35,3</text:p>
          </table:table-cell>
          <table:table-cell table:style-name="ce32" office:value-type="float" office:value="0.381508601786531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5.3901114964521" calcext:value-type="float">
            <text:p>75,4</text:p>
          </table:table-cell>
          <table:table-cell table:style-name="ce32" office:value-type="float" office:value="0.405458968608108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0.3852383322593" calcext:value-type="float">
            <text:p>20,4</text:p>
          </table:table-cell>
          <table:table-cell table:style-name="ce32" office:value-type="float" office:value="0.373771694200055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47.33110696348" calcext:value-type="float">
            <text:p>147,3</text:p>
          </table:table-cell>
          <table:table-cell table:style-name="ce32" office:value-type="float" office:value="0.20503766257061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5.6379815189954" calcext:value-type="float">
            <text:p>25,6</text:p>
          </table:table-cell>
          <table:table-cell table:style-name="ce32" office:value-type="float" office:value="0.348925562760176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9.6859667608506" calcext:value-type="float">
            <text:p>69,7</text:p>
          </table:table-cell>
          <table:table-cell table:style-name="ce32" office:value-type="float" office:value="0.376636990989925" calcext:value-type="float">
            <text:p>0,4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6.195191728906" calcext:value-type="float">
            <text:p>116,2</text:p>
          </table:table-cell>
          <table:table-cell table:style-name="ce32" office:value-type="float" office:value="0.185478426857197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38.705450737198" calcext:value-type="float">
            <text:p>138,7</text:p>
          </table:table-cell>
          <table:table-cell table:style-name="ce32" office:value-type="float" office:value="0.244936585347399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1.9818662958347" calcext:value-type="float">
            <text:p>62,0</text:p>
          </table:table-cell>
          <table:table-cell table:style-name="ce32" office:value-type="float" office:value="0.266162482824339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31.103994482137" calcext:value-type="float">
            <text:p>331,1</text:p>
          </table:table-cell>
          <table:table-cell table:style-name="ce32" office:value-type="float" office:value="0.315629989422146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69.6261877097459" calcext:value-type="float">
            <text:p>69,6</text:p>
          </table:table-cell>
          <table:table-cell table:style-name="ce32" office:value-type="float" office:value="0.268723527222481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31.5136126504577" calcext:value-type="float">
            <text:p>31,5</text:p>
          </table:table-cell>
          <table:table-cell table:style-name="ce32" office:value-type="float" office:value="0.253052602173239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5.8601819204758" calcext:value-type="float">
            <text:p>75,9</text:p>
          </table:table-cell>
          <table:table-cell table:style-name="ce32" office:value-type="float" office:value="0.159636081283805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2.409900407521" calcext:value-type="float">
            <text:p>112,4</text:p>
          </table:table-cell>
          <table:table-cell table:style-name="ce32" office:value-type="float" office:value="0.128985718805559" calcext:value-type="float">
            <text:p>0,1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90.4117667734386" calcext:value-type="float">
            <text:p>90,4</text:p>
          </table:table-cell>
          <table:table-cell table:style-name="ce32" office:value-type="float" office:value="0.199101213410928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297.725995851515" calcext:value-type="float">
            <text:p>297,7</text:p>
          </table:table-cell>
          <table:table-cell table:style-name="ce32" office:value-type="float" office:value="0.318732635927484" calcext:value-type="float">
            <text:p>0,3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79.387268976092" calcext:value-type="float">
            <text:p>79,4</text:p>
          </table:table-cell>
          <table:table-cell table:style-name="ce32" office:value-type="float" office:value="0.193728086070834" calcext:value-type="float">
            <text:p>0,2</text:p>
          </table:table-cell>
          <table:table-cell table:number-columns-repeated="1011"/>
        </table:table-row>
        <table:table-row table:style-name="ro2">
          <table:table-cell table:number-columns-repeated="11"/>
          <table:table-cell table:style-name="ce32" office:value-type="float" office:value="118.417970097158" calcext:value-type="float">
            <text:p>118,4</text:p>
          </table:table-cell>
          <table:table-cell table:style-name="ce32" office:value-type="float" office:value="0.291923381891326" calcext:value-type="float">
            <text:p>0,3</text:p>
          </table:table-cell>
          <table:table-cell table:number-columns-repeated="1011"/>
        </table:table-row>
        <table:table-row table:style-name="ro2" table:number-rows-repeated="10483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obLibs" table:base-cell-address="$'Load Libs'.$E$15" table:cell-range-address="$'Load Libs'.$E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5P0" style:volatile="true">
      <number:text>€ </number:text>
      <number:number number:decimal-places="0" loext:min-decimal-places="0" number:min-integer-digits="1" number:grouping="true"/>
    </number:number-style>
    <number:number-style style:name="N135">
      <number:text>-€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loext:min-decimal-places="2" number:min-integer-digits="1" number:grouping="true"/>
    </number:number-style>
    <number:number-style style:name="N138">
      <number:text>-€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loext:min-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51P2" style:volatile="true"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loext:min-decimal-places="3" number:min-integer-digits="1"/>
    </number:number-style>
    <number:number-style style:name="N155">
      <number:number number:decimal-places="1" loext:min-decimal-places="1" number:min-integer-digits="1"/>
    </number:number-style>
    <number:number-style style:name="N157P0" style:volatile="true">
      <number:number number:decimal-places="0" loext:min-decimal-places="0" number:min-integer-digits="1" number:grouping="true"/>
      <number:text> €</number:text>
    </number:number-style>
    <number:number-style style:name="N15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  <number:text> €</number:text>
    </number:number-style>
    <number:number-style style:name="N15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58P0"/>
    </number:number-style>
    <number:number-style style:name="N160P0" style:volatile="true">
      <number:number number:decimal-places="2" loext:min-decimal-places="2" number:min-integer-digits="1" number:grouping="true"/>
      <number:text> €</number:text>
    </number:number-style>
    <number:number-style style:name="N16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€</number:text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1P0"/>
    </number:number-style>
    <number:number-style style:name="N165P0" style:volatile="true">
      <number:number number:decimal-places="0" loext:min-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0" loext:min-decimal-places="0" number:min-integer-digits="1" number:grouping="true"/>
      <number:text> € </number:text>
    </number:number-style>
    <number:number-style style:name="N16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69P2" style:volatile="true">
      <number:text> - €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loext:min-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3P2" style:volatile="true">
      <number:text>-</number:text>
      <number:number number:decimal-places="0" loext:min-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loext:min-decimal-places="2" number:min-integer-digits="1" number:grouping="true"/>
      <number:text> € </number:text>
    </number:number-style>
    <number:number-style style:name="N17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77P2" style:volatile="true">
      <number:text>-</number:text>
      <number:number number:decimal-places="0" loext:min-decimal-places="0" number:min-integer-digits="0"/>
      <number:text> €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 number:decimal-places="1"/>
    </number:time-style>
    <number:number-style style:name="N179">
      <number:number number:decimal-places="5" loext:min-decimal-places="5" number:min-integer-digits="1"/>
    </number:number-style>
    <number:number-style style:name="N180">
      <number:number number:decimal-places="4" loext:min-decimal-places="4" number:min-integer-digits="1"/>
    </number:number-style>
    <number:percentage-style style:name="N181">
      <number:number number:decimal-places="1" loext:min-decimal-places="1" number:min-integer-digits="1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5" loext:min-decimal-places="5" number:min-integer-digits="1"/>
      <number:text>%</number:text>
    </number:percentage-style>
    <number:number-style style:name="N184">
      <number:scientific-number number:decimal-places="3" loext:min-decimal-places="3" number:min-integer-digits="1" number:min-exponent-digits="2" loext:exponent-interval="1" loext:forced-exponent-sign="true"/>
    </number:number-style>
    <number:percentage-style style:name="N185">
      <number:number number:decimal-places="4" loext:min-decimal-places="4" number:min-integer-digits="1"/>
      <number:text>%</number:text>
    </number:percentage-style>
    <number:currency-style style:name="N18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8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87P0"/>
    </number:currency-style>
    <number:number-style style:name="N189P0" style:volatile="true">
      <number:number number:decimal-places="0" loext:min-decimal-places="0" number:min-integer-digits="1" number:grouping="true"/>
      <number:text> DM</number:text>
    </number:number-style>
    <number:number-style style:name="N18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89P0"/>
    </number:number-style>
    <number:number-style style:name="N190P0" style:volatile="true">
      <number:number number:decimal-places="0" loext:min-decimal-places="0" number:min-integer-digits="1" number:grouping="true"/>
      <number:text> DM</number:text>
    </number:number-style>
    <number:number-style style:name="N190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90P0"/>
    </number:number-style>
    <number:number-style style:name="N192P0" style:volatile="true">
      <number:number number:decimal-places="2" loext:min-decimal-places="2" number:min-integer-digits="1" number:grouping="true"/>
      <number:text> DM</number:text>
    </number:number-style>
    <number:number-style style:name="N192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 number:grouping="true"/>
      <number:text> DM</number:text>
    </number:number-style>
    <number:number-style style:name="N193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193P0"/>
    </number:number-style>
    <number:number-style style:name="N197P0" style:volatile="true">
      <number:number number:decimal-places="0" loext:min-decimal-places="0" number:min-integer-digits="1" number:grouping="true"/>
      <number:text> DM </number:text>
    </number:number-style>
    <number:number-style style:name="N197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97P2" style:volatile="true">
      <number:text> - DM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201P0" style:volatile="true">
      <number:number number:decimal-places="0" loext:min-decimal-places="0" number:min-integer-digits="1" number:grouping="true"/>
      <number:text>       </number:text>
    </number:number-style>
    <number:number-style style:name="N201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201P2" style:volatile="true">
      <number:text> -      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loext:min-decimal-places="2" number:min-integer-digits="1" number:grouping="true"/>
      <number:text> DM </number:text>
    </number:number-style>
    <number:number-style style:name="N20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205P2" style:volatile="true">
      <number:text>-</number:text>
      <number:number number:decimal-places="0" loext:min-decimal-places="0" number:min-integer-digits="0"/>
      <number:text> DM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loext:min-decimal-places="2" number:min-integer-digits="1" number:grouping="true"/>
      <number:text>       </number:text>
    </number:number-style>
    <number:number-style style:name="N20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9P2" style:volatile="true">
      <number:text>-</number:text>
      <number:number number:decimal-places="0" loext:min-decimal-places="0" number:min-integer-digits="0"/>
      <number:text>  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">
      <number:number number:decimal-places="9" loext:min-decimal-places="9" number:min-integer-digits="1"/>
    </number:number-style>
    <number:number-style style:name="N211">
      <number:number number:decimal-places="8" loext:min-decimal-places="8" number:min-integer-digits="1"/>
    </number:number-style>
    <number:number-style style:name="N212">
      <number:number number:decimal-places="7" loext:min-decimal-places="7" number:min-integer-digits="1"/>
    </number:number-style>
    <number:number-style style:name="N213">
      <number:number number:decimal-places="6" loext:min-decimal-places="6" number:min-integer-digits="1"/>
    </number:number-style>
    <number:percentage-style style:name="N214">
      <number:number number:decimal-places="15" loext:min-decimal-places="15" number:min-integer-digits="1"/>
      <number:text>%</number:text>
    </number:percentage-style>
    <number:number-style style:name="N218P0" style:volatile="true">
      <number:number number:decimal-places="2" loext:min-decimal-places="2" number:min-integer-digits="1" number:grouping="true"/>
      <number:text>   </number:text>
    </number:number-style>
    <number:number-style style:name="N218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218P2" style:volatile="true">
      <number:text>-</number:text>
      <number:number number:decimal-places="0" loext:min-decimal-places="0" number:min-integer-digits="0"/>
      <number:text>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">
      <number:text>$</number:text>
      <number:number number:decimal-places="2" loext:min-decimal-places="2" number:min-integer-digits="1" number:grouping="true"/>
    </number:number-style>
    <number:number-style style:name="N220">
      <number:number number:decimal-places="2" loext:min-decimal-places="2" number:min-integer-digits="1"/>
      <number:text> </number:text>
    </number:number-style>
    <number:number-style style:name="N222P0" style:volatile="true">
      <number:number number:decimal-places="1" loext:min-decimal-places="1" number:min-integer-digits="1" number:grouping="true"/>
    </number:number-style>
    <number:number-style style:name="N222">
      <number:number number:decimal-places="1" loext:min-decimal-places="1" number:min-integer-digits="1" number:grouping="true"/>
      <style:map style:condition="value()&gt;=0" style:apply-style-name="N222P0"/>
    </number:number-style>
    <number:number-style style:name="N224P0" style:volatile="true">
      <number:text>+</number:text>
      <number:number number:decimal-places="2" loext:min-decimal-places="2" number:min-integer-digits="1" number:grouping="true"/>
    </number:number-style>
    <number:number-style style:name="N224">
      <number:text>-</number:text>
      <number:number number:decimal-places="2" loext:min-decimal-places="2" number:min-integer-digits="1" number:grouping="true"/>
      <style:map style:condition="value()&gt;=0" style:apply-style-name="N224P0"/>
    </number:number-style>
    <number:date-style style:name="N22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226">
      <number:text-content/>
      <style:map style:condition="value()&lt;=1.79769313486232E+308" style:apply-style-name="N226P0"/>
    </number:text-style>
    <number:percentage-style style:name="N227">
      <number:number number:decimal-places="9" loext:min-decimal-places="9" number:min-integer-digits="1"/>
      <number:text>%</number:text>
    </number:percentage-style>
    <number:number-style style:name="N228">
      <number:number number:decimal-places="4" loext:min-decimal-places="4" number:min-integer-digits="1" number:grouping="true"/>
    </number:number-style>
    <number:date-style style:name="N229">
      <number:day number:style="long"/>
      <number:text> </number:text>
      <number:month number:textual="true"/>
      <number:year/>
      <number:text> </number:text>
      <number:hours number:style="long"/>
      <number:text>:</number:text>
      <number:minutes number:style="long"/>
    </number:date-style>
    <number:number-style style:name="N230P0" style:volatile="true">
      <number:number number:decimal-places="0" loext:min-decimal-places="0" number:min-integer-digits="1" number:grouping="true"/>
      <number:text> </number:text>
    </number:number-style>
    <number:number-style style:name="N230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30P0"/>
    </number:number-style>
    <number:text-style style:name="N231">
      <number:text-content/>
      <number:text> ($)</number:text>
    </number:text-style>
    <number:text-style style:name="N232">
      <number:text-content/>
      <number:text> (%)</number:text>
    </number:text-style>
    <number:text-style style:name="N233">
      <number:text-content/>
      <number:text> (£)</number:text>
    </number:text-style>
    <number:text-style style:name="N234">
      <number:text-content/>
      <number:text> (¥)</number:text>
    </number:text-style>
    <number:text-style style:name="N235">
      <number:text-content/>
      <number:text> (€)</number:text>
    </number:text-style>
    <number:text-style style:name="N236">
      <number:text-content/>
      <number:text> (x)</number:text>
    </number:text-style>
    <number:number-style style:name="N239P0" style:volatile="true">
      <number:number number:decimal-places="1" loext:min-decimal-places="1" number:min-integer-digits="1"/>
      <number:text> %</number:text>
    </number:number-style>
    <number:number-style style:name="N239P1" style:volatile="true">
      <number:text>(</number:text>
      <number:number number:decimal-places="1" loext:min-decimal-places="1" number:min-integer-digits="1"/>
      <number:text>)%</number:text>
    </number:number-style>
    <number:number-style style:name="N239P2" style:volatile="true">
      <number:number number:decimal-places="1" loext:min-decimal-places="1" number:min-integer-digits="1"/>
      <number:text> %</number:text>
    </number:number-style>
    <number:text-style style:name="N239">
      <number:text-content/>
      <number:text>   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number-style style:name="N243P0" style:volatile="true">
      <number:number number:decimal-places="1" loext:min-decimal-places="1" number:min-integer-digits="1" number:grouping="true"/>
      <number:text>    </number:text>
    </number:number-style>
    <number:number-style style:name="N243P1" style:volatile="true">
      <number:text>(</number:text>
      <number:number number:decimal-places="1" loext:min-decimal-places="1" number:min-integer-digits="1" number:grouping="true"/>
      <number:text>)   </number:text>
    </number:number-style>
    <number:number-style style:name="N243P2" style:volatile="true">
      <number:number number:decimal-places="1" loext:min-decimal-places="1" number:min-integer-digits="1"/>
      <number:text>    </number:text>
    </number:number-style>
    <number:text-style style:name="N243">
      <number:text-content/>
      <number:text>   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7P0" style:volatile="true">
      <number:number number:decimal-places="1" loext:min-decimal-places="1" number:min-integer-digits="1" number:grouping="true"/>
      <number:text>  </number:text>
    </number:number-style>
    <number:number-style style:name="N247P1" style:volatile="true">
      <number:text>(</number:text>
      <number:number number:decimal-places="1" loext:min-decimal-places="1" number:min-integer-digits="1" number:grouping="true"/>
      <number:text>)  </number:text>
    </number:number-style>
    <number:number-style style:name="N247P2" style:volatile="true">
      <number:number number:decimal-places="1" loext:min-decimal-places="1" number:min-integer-digits="1"/>
      <number:text>  </number:text>
    </number:number-style>
    <number:text-style style:name="N247">
      <number:text-content/>
      <number:text> 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1" loext:min-decimal-places="1" number:min-integer-digits="1" number:grouping="true"/>
      <number:text>    </number:text>
    </number:number-style>
    <number:number-style style:name="N249P1" style:volatile="true">
      <number:text>(</number:text>
      <number:number number:decimal-places="1" loext:min-decimal-places="1" number:min-integer-digits="1" number:grouping="true"/>
      <number:text>)    </number:text>
    </number:number-style>
    <number:number-style style:name="N249P2" style:volatile="true">
      <number:number number:decimal-places="1" loext:min-decimal-places="1" number:min-integer-digits="1"/>
      <number:text>    </number:text>
    </number:number-style>
    <number:text-style style:name="N249">
      <number:text-content/>
      <number:text>   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number number:decimal-places="1" loext:min-decimal-places="1" number:min-integer-digits="1" number:grouping="true"/>
      <number:text>      </number:text>
    </number:number-style>
    <number:number-style style:name="N253P1" style:volatile="true">
      <number:text>(</number:text>
      <number:number number:decimal-places="1" loext:min-decimal-places="1" number:min-integer-digits="1" number:grouping="true"/>
      <number:text>)      </number:text>
    </number:number-style>
    <number:number-style style:name="N253P2" style:volatile="true">
      <number:number number:decimal-places="1" loext:min-decimal-places="1" number:min-integer-digits="1"/>
      <number:text>      </number:text>
    </number:number-style>
    <number:text-style style:name="N253">
      <number:text-content/>
      <number:text>     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number:number number:decimal-places="1" loext:min-decimal-places="1" number:min-integer-digits="1" number:grouping="true"/>
      <number:text>        </number:text>
    </number:number-style>
    <number:number-style style:name="N257P1" style:volatile="true">
      <number:text>(</number:text>
      <number:number number:decimal-places="1" loext:min-decimal-places="1" number:min-integer-digits="1" number:grouping="true"/>
      <number:text>)        </number:text>
    </number:number-style>
    <number:number-style style:name="N257P2" style:volatile="true">
      <number:number number:decimal-places="1" loext:min-decimal-places="1" number:min-integer-digits="1"/>
      <number:text>        </number:text>
    </number:number-style>
    <number:text-style style:name="N257">
      <number:text-content/>
      <number:text>       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1P0" style:volatile="true">
      <number:number number:decimal-places="2" loext:min-decimal-places="2" number:min-integer-digits="1" number:grouping="true"/>
      <number:text>  </number:text>
    </number:number-style>
    <number:number-style style:name="N261P1" style:volatile="true">
      <number:text>(</number:text>
      <number:number number:decimal-places="2" loext:min-decimal-places="2" number:min-integer-digits="1" number:grouping="true"/>
      <number:text>)  </number:text>
    </number:number-style>
    <number:number-style style:name="N261P2" style:volatile="true">
      <number:number number:decimal-places="2" loext:min-decimal-places="2" number:min-integer-digits="1"/>
      <number:text>  </number:text>
    </number:number-style>
    <number:text-style style:name="N261">
      <number:text-content/>
      <number:text> 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4P0" style:volatile="true">
      <number:number number:decimal-places="2" loext:min-decimal-places="2" number:min-integer-digits="1" number:grouping="true"/>
      <number:text>    </number:text>
    </number:number-style>
    <number:number-style style:name="N264P1" style:volatile="true">
      <number:text>(</number:text>
      <number:number number:decimal-places="2" loext:min-decimal-places="2" number:min-integer-digits="1" number:grouping="true"/>
      <number:text>)    </number:text>
    </number:number-style>
    <number:number-style style:name="N264P2" style:volatile="true">
      <number:number number:decimal-places="0" loext:min-decimal-places="0" number:min-integer-digits="1"/>
      <number:text>    </number:text>
    </number:number-style>
    <number:text-style style:name="N264">
      <number:text-content/>
      <number:text>   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number number:decimal-places="2" loext:min-decimal-places="2" number:min-integer-digits="1" number:grouping="true"/>
      <number:text>      </number:text>
    </number:number-style>
    <number:number-style style:name="N268P1" style:volatile="true">
      <number:text>(</number:text>
      <number:number number:decimal-places="2" loext:min-decimal-places="2" number:min-integer-digits="1" number:grouping="true"/>
      <number:text>)      </number:text>
    </number:number-style>
    <number:number-style style:name="N268P2" style:volatile="true">
      <number:number number:decimal-places="2" loext:min-decimal-places="2" number:min-integer-digits="1"/>
      <number:text>      </number:text>
    </number:number-style>
    <number:text-style style:name="N268">
      <number:text-content/>
      <number:text>     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number number:decimal-places="2" loext:min-decimal-places="2" number:min-integer-digits="1" number:grouping="true"/>
      <number:text>        </number:text>
    </number:number-style>
    <number:number-style style:name="N272P1" style:volatile="true">
      <number:text>(</number:text>
      <number:number number:decimal-places="2" loext:min-decimal-places="2" number:min-integer-digits="1" number:grouping="true"/>
      <number:text>)        </number:text>
    </number:number-style>
    <number:number-style style:name="N272P2" style:volatile="true">
      <number:number number:decimal-places="2" loext:min-decimal-places="2" number:min-integer-digits="1"/>
      <number:text>        </number:text>
    </number:number-style>
    <number:text-style style:name="N272">
      <number:text-content/>
      <number:text>       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6P0" style:volatile="true">
      <number:number number:decimal-places="0" loext:min-decimal-places="0" number:min-integer-digits="1" number:grouping="true"/>
      <number:text>  </number:text>
    </number:number-style>
    <number:number-style style:name="N276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276P2" style:volatile="true">
      <number:number number:decimal-places="0" loext:min-decimal-places="0" number:min-integer-digits="1"/>
      <number:text>  </number:text>
    </number:number-style>
    <number:text-style style:name="N276">
      <number:text-content/>
      <number:text> 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number number:decimal-places="0" loext:min-decimal-places="0" number:min-integer-digits="1" number:grouping="true"/>
      <number:text>    </number:text>
    </number:number-style>
    <number:number-style style:name="N278P1" style:volatile="true">
      <number:text>(</number:text>
      <number:number number:decimal-places="0" loext:min-decimal-places="0" number:min-integer-digits="1" number:grouping="true"/>
      <number:text>)    </number:text>
    </number:number-style>
    <number:number-style style:name="N278P2" style:volatile="true">
      <number:number number:decimal-places="0" loext:min-decimal-places="0" number:min-integer-digits="1"/>
      <number:text>    </number:text>
    </number:number-style>
    <number:text-style style:name="N278">
      <number:text-content/>
      <number:text>    </number:text>
      <style:map style:condition="value()&gt;0" style:apply-style-name="N278P0"/>
      <style:map style:condition="value()&lt;0" style:apply-style-name="N278P1"/>
      <style:map style:condition="value()=0" style:apply-style-name="N278P2"/>
    </number:text-style>
    <number:number-style style:name="N282P0" style:volatile="true">
      <number:number number:decimal-places="0" loext:min-decimal-places="0" number:min-integer-digits="1" number:grouping="true"/>
      <number:text>      </number:text>
    </number:number-style>
    <number:number-style style:name="N282P1" style:volatile="true">
      <number:text>(</number:text>
      <number:number number:decimal-places="0" loext:min-decimal-places="0" number:min-integer-digits="1" number:grouping="true"/>
      <number:text>)      </number:text>
    </number:number-style>
    <number:number-style style:name="N282P2" style:volatile="true">
      <number:number number:decimal-places="0" loext:min-decimal-places="0" number:min-integer-digits="1"/>
      <number:text>      </number:text>
    </number:number-style>
    <number:text-style style:name="N282">
      <number:text-content/>
      <number:text>     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6P0" style:volatile="true">
      <number:number number:decimal-places="0" loext:min-decimal-places="0" number:min-integer-digits="1" number:grouping="true"/>
      <number:text>        </number:text>
    </number:number-style>
    <number:number-style style:name="N286P1" style:volatile="true">
      <number:text>(</number:text>
      <number:number number:decimal-places="0" loext:min-decimal-places="0" number:min-integer-digits="1" number:grouping="true"/>
      <number:text>)        </number:text>
    </number:number-style>
    <number:number-style style:name="N286P2" style:volatile="true">
      <number:number number:decimal-places="0" loext:min-decimal-places="0" number:min-integer-digits="1"/>
      <number:text>        </number:text>
    </number:number-style>
    <number:text-style style:name="N286">
      <number:text-content/>
      <number:text>       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number number:decimal-places="1" loext:min-decimal-places="1" number:min-integer-digits="1" number:grouping="true"/>
      <number:text> </number:text>
    </number:number-style>
    <number:number-style style:name="N288">
      <number:text>(</number:text>
      <number:number number:decimal-places="1" loext:min-decimal-places="1" number:min-integer-digits="1" number:grouping="true"/>
      <number:text>)</number:text>
      <style:map style:condition="value()&gt;=0" style:apply-style-name="N288P0"/>
    </number:number-style>
    <number:number-style style:name="N290P0" style:volatile="true">
      <number:number number:decimal-places="1" loext:min-decimal-places="1" number:min-integer-digits="1" number:grouping="true"/>
      <number:text> </number:text>
    </number:number-style>
    <number:number-style style:name="N290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290P2" style:volatile="true">
      <number:number number:decimal-places="1" loext:min-decimal-places="1" number:min-integer-digits="1" number:grouping="true"/>
      <number:text>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2">
      <number:text>$(</number:text>
      <number:number number:decimal-places="2" loext:min-decimal-places="2" number:min-integer-digits="1" number:grouping="true"/>
      <number:text>)</number:text>
      <style:map style:condition="value()&gt;=0" style:apply-style-name="N292P0"/>
    </number:number-style>
    <number:number-style style:name="N294P0" style:volatile="true">
      <number:text>£ </number:text>
      <number:number number:decimal-places="2" loext:min-decimal-places="2" number:min-integer-digits="1" number:grouping="true"/>
      <number:text> </number:text>
    </number:number-style>
    <number:number-style style:name="N294">
      <number:text>£(</number:text>
      <number:number number:decimal-places="2" loext:min-decimal-places="2" number:min-integer-digits="1" number:grouping="true"/>
      <number:text>)</number:text>
      <style:map style:condition="value()&gt;=0" style:apply-style-name="N294P0"/>
    </number:number-style>
    <number:number-style style:name="N297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297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297P2" style:volatile="true">
      <number:text>$ </number:text>
      <number:number number:decimal-places="2" loext:min-decimal-places="2" number:min-integer-digits="1"/>
      <number:text>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9P0" style:volatile="true">
      <number:number number:decimal-places="2" loext:min-decimal-places="2" number:min-integer-digits="1" number:grouping="true"/>
      <number:text> </number:text>
    </number:number-style>
    <number:number-style style:name="N299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99P2" style:volatile="true">
      <number:number number:decimal-places="2" loext:min-decimal-places="2" number:min-integer-digits="1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number-style style:name="N303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03P1" style:volatile="true">
      <number:text>€(</number:text>
      <number:number number:decimal-places="2" loext:min-decimal-places="2" number:min-integer-digits="1" number:grouping="true"/>
      <number:text>)</number:text>
    </number:number-style>
    <number:number-style style:name="N303P2" style:volatile="true">
      <number:text>€ </number:text>
      <number:number number:decimal-places="2" loext:min-decimal-places="2" number:min-integer-digits="1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number number:decimal-places="1" loext:min-decimal-places="1" number:min-integer-digits="1" number:grouping="true"/>
      <number:text> x</number:text>
    </number:number-style>
    <number:number-style style:name="N305">
      <number:text>(</number:text>
      <number:number number:decimal-places="1" loext:min-decimal-places="1" number:min-integer-digits="1" number:grouping="true"/>
      <number:text>)x</number:text>
      <style:map style:condition="value()&gt;=0" style:apply-style-name="N305P0"/>
    </number:number-style>
    <number:number-style style:name="N309P0" style:volatile="true">
      <number:number number:decimal-places="0" loext:min-decimal-places="0" number:min-integer-digits="1" number:grouping="true"/>
      <number:text> x</number:text>
    </number:number-style>
    <number:number-style style:name="N309P1" style:volatile="true">
      <number:text>(</number:text>
      <number:number number:decimal-places="0" loext:min-decimal-places="0" number:min-integer-digits="1" number:grouping="true"/>
      <number:text>)x</number:text>
    </number:number-style>
    <number:number-style style:name="N309P2" style:volatile="true">
      <number:number number:decimal-places="0" loext:min-decimal-places="0" number:min-integer-digits="1"/>
      <number:text> x</number:text>
    </number:number-style>
    <number:text-style style:name="N309">
      <number:text-content/>
      <number:text>  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1P0" style:volatile="true">
      <number:number number:decimal-places="1" loext:min-decimal-places="1" number:min-integer-digits="1" number:grouping="true"/>
      <number:text>   </number:text>
    </number:number-style>
    <number:number-style style:name="N311">
      <number:text>(</number:text>
      <number:number number:decimal-places="1" loext:min-decimal-places="1" number:min-integer-digits="1" number:grouping="true"/>
      <number:text>)  </number:text>
      <style:map style:condition="value()&gt;=0" style:apply-style-name="N311P0"/>
    </number:number-style>
    <number:number-style style:name="N314P0" style:volatile="true">
      <number:number number:decimal-places="0" loext:min-decimal-places="0" number:min-integer-digits="1" number:grouping="true"/>
      <number:text>   </number:text>
    </number:number-style>
    <number:number-style style:name="N314P1" style:volatile="true">
      <number:text>(</number:text>
      <number:number number:decimal-places="0" loext:min-decimal-places="0" number:min-integer-digits="1" number:grouping="true"/>
      <number:text>)  </number:text>
    </number:number-style>
    <number:number-style style:name="N314P2" style:volatile="true">
      <number:number number:decimal-places="0" loext:min-decimal-places="0" number:min-integer-digits="1"/>
      <number:text>   </number:text>
    </number:number-style>
    <number:text-style style:name="N314">
      <number:text-content/>
      <number:text>  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5P0" style:volatile="true">
      <number:number number:decimal-places="1" loext:min-decimal-places="1" number:min-integer-digits="1"/>
      <number:text> %</number:text>
    </number:number-style>
    <number:number-style style:name="N315">
      <number:text>(</number:text>
      <number:number number:decimal-places="1" loext:min-decimal-places="1" number:min-integer-digits="1"/>
      <number:text>)%</number:text>
      <style:map style:condition="value()&gt;=0" style:apply-style-name="N315P0"/>
    </number:number-style>
    <number:number-style style:name="N316P0" style:volatile="true">
      <number:number number:decimal-places="1" loext:min-decimal-places="1" number:min-integer-digits="1" number:grouping="true"/>
      <number:text>    </number:text>
    </number:number-style>
    <number:number-style style:name="N316">
      <number:text>(</number:text>
      <number:number number:decimal-places="1" loext:min-decimal-places="1" number:min-integer-digits="1" number:grouping="true"/>
      <number:text>)   </number:text>
      <style:map style:condition="value()&gt;=0" style:apply-style-name="N316P0"/>
    </number:number-style>
    <number:number-style style:name="N3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18P1" style:volatile="true">
      <style:text-properties fo:color="#ff0000"/>
      <number:text>($</number:text>
      <number:number number:decimal-places="0" loext:min-decimal-places="0" number:min-integer-digits="1" number:grouping="true"/>
      <number:text>)</number:text>
    </number:number-style>
    <number:number-style style:name="N318">
      <number:text>-</number:text>
      <style:map style:condition="value()&gt;0" style:apply-style-name="N318P0"/>
      <style:map style:condition="value()&lt;0" style:apply-style-name="N318P1"/>
    </number:number-style>
    <number:date-style style:name="N319">
      <number:month number:style="long"/>
      <number:text>.</number:text>
      <number:day number:style="long"/>
      <number:text>.</number:text>
      <number:year number:style="long"/>
    </number:date-style>
    <number:number-style style:name="N323P0" style:volatile="true">
      <number:number number:decimal-places="0" loext:min-decimal-places="0" number:min-integer-digits="1" number:grouping="true"/>
      <number:text> F </number:text>
    </number:number-style>
    <number:number-style style:name="N323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23P2" style:volatile="true">
      <number:text> - F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7P0" style:volatile="true">
      <number:number number:decimal-places="2" loext:min-decimal-places="2" number:min-integer-digits="1" number:grouping="true"/>
      <number:text> F </number:text>
    </number:number-style>
    <number:number-style style:name="N327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327P2" style:volatile="true">
      <number:text>-</number:text>
      <number:number number:decimal-places="0" loext:min-decimal-places="0" number:min-integer-digits="0"/>
      <number:text> F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number number:decimal-places="0" loext:min-decimal-places="0" number:min-integer-digits="1" number:grouping="true"/>
      <number:text>  </number:text>
    </number:number-style>
    <number:number-style style:name="N331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1P2" style:volatile="true">
      <number:text> - 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3P0" style:volatile="true">
      <number:number number:decimal-places="0" loext:min-decimal-places="0" number:min-integer-digits="1" number:grouping="true"/>
      <number:text> </number:text>
    </number:number-style>
    <number:number-style style:name="N33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33P2" style:volatile="true">
      <number:text>-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5P0" style:volatile="true">
      <number:number number:decimal-places="0" loext:min-decimal-places="0" number:min-integer-digits="1" number:grouping="true"/>
      <number:text>    </number:text>
    </number:number-style>
    <number:number-style style:name="N3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335P2" style:volatile="true">
      <number:text>-   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7P0" style:volatile="true">
      <number:number number:decimal-places="0" loext:min-decimal-places="0" number:min-integer-digits="1" number:grouping="true"/>
      <number:text> F </number:text>
    </number:number-style>
    <number:number-style style:name="N337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337P2" style:volatile="true">
      <number:text>- F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loext:min-decimal-places="0" number:min-integer-digits="1" number:grouping="true"/>
      <number:text>  </number:text>
    </number:number-style>
    <number:number-style style:name="N339P1" style:volatile="true">
      <number:text>-</number:text>
      <number:number number:decimal-places="0" loext:min-decimal-places="0" number:min-integer-digits="1" number:grouping="true"/>
      <number:text>  </number:text>
    </number:number-style>
    <number:number-style style:name="N339P2" style:volatile="true">
      <number:text>- 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0">
      <number:number number:decimal-places="11" loext:min-decimal-places="11" number:min-integer-digits="1"/>
    </number:number-style>
    <number:percentage-style style:name="N341">
      <number:number number:decimal-places="6" loext:min-decimal-places="6" number:min-integer-digits="1"/>
      <number:text>%</number:text>
    </number:percentage-style>
    <number:number-style style:name="N343P0" style:volatile="true">
      <number:number number:decimal-places="0" loext:min-decimal-places="0" number:min-integer-digits="1" number:grouping="true"/>
      <number:text> € </number:text>
    </number:number-style>
    <number:number-style style:name="N343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343P2" style:volatile="true">
      <number:text>- €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5P0" style:volatile="true">
      <number:number number:decimal-places="0" loext:min-decimal-places="0" number:min-integer-digits="1" number:grouping="true"/>
      <number:text> </number:text>
    </number:number-style>
    <number:number-style style:name="N345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45P2" style:volatile="true">
      <number:text>-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6P0" style:volatile="true">
      <number:number number:decimal-places="2" loext:min-decimal-places="2" number:min-integer-digits="1" number:grouping="true"/>
      <number:text> </number:text>
    </number:number-style>
    <number:number-style style:name="N346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346P2" style:volatile="true">
      <number:text>-</number:text>
      <number:number number:decimal-places="0" loext:min-decimal-places="0" number:min-integer-digits="0"/>
      <number:text>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8P0" style:volatile="true">
      <number:text>£</number:text>
      <number:number number:decimal-places="0" loext:min-decimal-places="0" number:min-integer-digits="1" number:grouping="true"/>
    </number:number-style>
    <number:number-style style:name="N348">
      <number:text>-£</number:text>
      <number:number number:decimal-places="0" loext:min-decimal-places="0" number:min-integer-digits="1" number:grouping="true"/>
      <style:map style:condition="value()&gt;=0" style:apply-style-name="N348P0"/>
    </number:number-style>
    <number:number-style style:name="N349P0" style:volatile="true">
      <number:text>£</number:text>
      <number:number number:decimal-places="0" loext:min-decimal-places="0" number:min-integer-digits="1" number:grouping="true"/>
    </number:number-style>
    <number:number-style style:name="N349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349P0"/>
    </number:number-style>
    <number:number-style style:name="N351P0" style:volatile="true">
      <number:text>£</number:text>
      <number:number number:decimal-places="2" loext:min-decimal-places="2" number:min-integer-digits="1" number:grouping="true"/>
    </number:number-style>
    <number:number-style style:name="N351">
      <number:text>-£</number:text>
      <number:number number:decimal-places="2" loext:min-decimal-places="2" number:min-integer-digits="1" number:grouping="true"/>
      <style:map style:condition="value()&gt;=0" style:apply-style-name="N351P0"/>
    </number:number-style>
    <number:number-style style:name="N352P0" style:volatile="true">
      <number:text>£</number:text>
      <number:number number:decimal-places="2" loext:min-decimal-places="2" number:min-integer-digits="1" number:grouping="true"/>
    </number:number-style>
    <number:number-style style:name="N352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352P0"/>
    </number:number-style>
    <number:number-style style:name="N35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5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56P2" style:volatile="true">
      <number:text> £- </number:text>
    </number:number-style>
    <number:text-style style:name="N356">
      <number:text-content/>
      <number:text> </number:text>
      <style:map style:condition="value()&gt;0" style:apply-style-name="N356P0"/>
      <style:map style:condition="value()&lt;0" style:apply-style-name="N356P1"/>
      <style:map style:condition="value()=0" style:apply-style-name="N356P2"/>
    </number:text-style>
    <number:number-style style:name="N360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60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60P2" style:volatile="true">
      <number:text> £-</number:text>
      <number:number number:decimal-places="0" loext:min-decimal-places="0" number:min-integer-digits="0"/>
      <number:text> </number:text>
    </number:number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number-style style:name="N363P0" style:volatile="true">
      <number:number number:decimal-places="0" loext:min-decimal-places="0" number:min-integer-digits="1" number:grouping="true"/>
      <number:text>   </number:text>
    </number:number-style>
    <number:number-style style:name="N363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363P2" style:volatile="true">
      <number:text>-  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7P0" style:volatile="true">
      <number:number number:decimal-places="2" loext:min-decimal-places="2" number:min-integer-digits="1" number:grouping="true"/>
      <number:text>€ </number:text>
    </number:number-style>
    <number:number-style style:name="N367P1" style:volatile="true">
      <number:text>-</number:text>
      <number:number number:decimal-places="2" loext:min-decimal-places="2" number:min-integer-digits="1" number:grouping="true"/>
      <number:text>€ </number:text>
    </number:number-style>
    <number:number-style style:name="N367P2" style:volatile="true">
      <number:text>-</number:text>
      <number:number number:decimal-places="0" loext:min-decimal-places="0" number:min-integer-digits="0"/>
      <number:text>€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number number:decimal-places="0" loext:min-decimal-places="0" number:min-integer-digits="1" number:grouping="true"/>
      <number:text>€ </number:text>
    </number:number-style>
    <number:number-style style:name="N371P1" style:volatile="true">
      <number:text>-</number:text>
      <number:number number:decimal-places="0" loext:min-decimal-places="0" number:min-integer-digits="1" number:grouping="true"/>
      <number:text>€ </number:text>
    </number:number-style>
    <number:number-style style:name="N371P2" style:volatile="true">
      <number:text>-€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percentage-style style:name="N372">
      <number:number number:decimal-places="0" loext:min-decimal-places="0" number:min-integer-digits="1"/>
      <number:text>%</number:text>
    </number:percentage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number:text> 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number:text> 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de" number:country="DE">
      <number:minutes number:style="long"/>
      <number:text>:</number:text>
      <number:seconds number:style="long"/>
    </number:time-style>
    <number:time-style style:name="N10142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de" number:country="DE">
      <number:minutes number:style="long"/>
      <number:text>:</number:text>
      <number:seconds number:style="long" number:decimal-places="1"/>
    </number:time-style>
    <number:number-style style:name="N10144" number:language="de" number:country="DE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de" number:country="DE">
      <number:number number:decimal-places="3" loext:min-decimal-places="3" number:min-integer-digits="1"/>
      <number:text>%</number:text>
    </number:percentage-style>
    <number:percentage-style style:name="N10146" number:language="de" number:country="DE">
      <number:number number:decimal-places="4" loext:min-decimal-places="4" number:min-integer-digits="1"/>
      <number:text>%</number:text>
    </number:percentage-style>
    <number:percentage-style style:name="N10147" number:language="de" number:country="DE">
      <number:number number:decimal-places="5" loext:min-decimal-places="5" number:min-integer-digits="1"/>
      <number:text>%</number:text>
    </number:percentage-style>
    <number:currency-style style:name="N10149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49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49P0"/>
    </number:currency-style>
    <number:number-style style:name="N10150" number:language="de" number:country="DE">
      <number:number number:decimal-places="1" loext:min-decimal-places="1" number:min-integer-digits="1"/>
    </number:number-style>
    <number:number-style style:name="N10151" number:language="de" number:country="DE">
      <number:number number:decimal-places="11" loext:min-decimal-places="11" number:min-integer-digits="1"/>
    </number:number-style>
    <number:percentage-style style:name="N10152" number:language="de" number:country="DE">
      <number:number number:decimal-places="1" loext:min-decimal-places="1" number:min-integer-digits="1"/>
      <number:text>%</number:text>
    </number:percentage-style>
    <number:number-style style:name="N10154P0" style:volatile="true" number:language="de" number:country="DE">
      <number:number number:decimal-places="0" loext:min-decimal-places="0" number:min-integer-digits="1" number:grouping="true"/>
      <number:text>    </number:text>
    </number:number-style>
    <number:number-style style:name="N10154P1" style:volatile="true" number:language="de" number:country="DE">
      <number:text>-</number:text>
      <number:number number:decimal-places="0" loext:min-decimal-places="0" number:min-integer-digits="1" number:grouping="true"/>
      <number:text>    </number:text>
    </number:number-style>
    <number:number-style style:name="N10154P2" style:volatile="true" number:language="de" number:country="DE">
      <number:text>-    </number:text>
    </number:number-style>
    <number:text-style style:name="N10154" number:language="de" number:country="DE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6P0" style:volatile="true" number:language="de" number:country="DE">
      <number:number number:decimal-places="0" loext:min-decimal-places="0" number:min-integer-digits="1" number:grouping="true"/>
      <number:text> € </number:text>
    </number:number-style>
    <number:number-style style:name="N10156P1" style:volatile="true" number:language="de" number:country="DE">
      <number:text>-</number:text>
      <number:number number:decimal-places="0" loext:min-decimal-places="0" number:min-integer-digits="1" number:grouping="true"/>
      <number:text> € </number:text>
    </number:number-style>
    <number:number-style style:name="N10156P2" style:volatile="true" number:language="de" number:country="DE">
      <number:text>- € </number:text>
    </number:number-style>
    <number:text-style style:name="N10156" number:language="de" number:country="DE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7" number:language="de" number:country="DE">
      <number:number number:decimal-places="8" loext:min-decimal-places="8" number:min-integer-digits="1"/>
    </number:number-style>
    <number:number-style style:name="N10158" number:language="de" number:country="DE">
      <number:number number:decimal-places="12" loext:min-decimal-places="12" number:min-integer-digits="1"/>
    </number:number-style>
    <number:number-style style:name="N10159" number:language="de" number:country="DE">
      <number:number number:decimal-places="10" loext:min-decimal-places="10" number:min-integer-digits="1"/>
    </number:number-style>
    <number:number-style style:name="N10160" number:language="de" number:country="DE">
      <number:number number:decimal-places="3" loext:min-decimal-places="3" number:min-integer-digits="1"/>
    </number:number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2P0"/>
    </number:number-style>
    <number:number-style style:name="N2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4P0"/>
    </number:number-style>
    <number:number-style style:name="N2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5P0"/>
    </number:number-style>
    <number:currency-style style:name="N2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7P0"/>
    </number:currency-style>
    <number:currency-style style:name="N2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8P0"/>
    </number:currency-style>
    <number:currency-style style:name="N2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0P0"/>
    </number:currency-style>
    <number:currency-style style:name="N2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41P0"/>
    </number:currency-style>
    <number:date-style style:name="N20143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20143" number:language="en" number:country="US">
      <number:text-content/>
      <style:map style:condition="value()&lt;=1.79769313486232E+308" style:apply-style-name="N20143P0"/>
    </number:text-style>
    <number:date-style style:name="N20145P0" style:volatile="true" number:language="en" number:country="US">
      <number:month/>
      <number:text>.</number:text>
      <number:day/>
      <number:text>.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20145" number:language="en" number:country="US">
      <number:text-content/>
      <style:map style:condition="value()&lt;=1.79769313486232E+308" style:apply-style-name="N20145P0"/>
    </number:text-style>
    <style:style style:name="Default" style:family="table-cell">
      <style:table-cell-properties style:rotation-align="none"/>
      <style:text-properties style:font-name="Arial1" fo:font-family="Arial" style:font-family-generic="swiss" style:font-name-asian="SimSun" style:font-family-asian="SimSun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.00.0000</text:date>, <text:time style:data-style-name="N2" text:time-value="20:42:31.0649341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eCarloBlackScholes" style:display-name="PageStyle_MonteCarloBlackScho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6T20:47:13.800738248</dc:date>
    <meta:generator>LibreOffice/6.1.2.1$MacOSX_X86_64 LibreOffice_project/65905a128db06ba48db947242809d14d3f9a93fe</meta:generator>
    <meta:editing-duration>P2DT12H10M35S</meta:editing-duration>
    <meta:editing-cycles>54</meta:editing-cycles>
    <meta:document-statistic meta:table-count="2" meta:cell-count="73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5">
      <number:number number:decimal-places="1" loext:min-decimal-places="1"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55">
      <style:chart-properties chart:display-label="true" chart:logarithmic="false" chart:minimum="0" chart:maximum="300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55">
      <style:chart-properties chart:display-label="true" chart:logarithmic="false" chart:minimum="0" chart:maximum="0.5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55">
      <style:chart-properties chart:symbol-type="named-symbol" chart:symbol-name="circl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5" loext:regression-period="50" loext:regression-extrapolate-forward="0" loext:regression-extrapolate-backward="0" loext:regression-force-intercept="false" loext:regression-intercept-value="0" chart:regression-type="polynomial"/>
      <style:graphic-properties svg:stroke-width="0.1cm" svg:stroke-color="#c5000b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scatter" chart:style-name="ch1">
        <chart:title svg:x="1.944cm" svg:y="0.295cm" chart:style-name="ch2">
          <text:p>sqrt(integral V(t) dt) over S(T)</text:p>
        </chart:title>
        <chart:legend chart:legend-position="bottom" svg:x="1.217cm" svg:y="7.405cm" style:legend-expansion="wide" chart:style-name="ch3"/>
        <chart:plot-area chart:style-name="ch4" table:cell-range-address="MonteCarloBlackScholes.L8:MonteCarloBlackScholes.M257" svg:x="1.176cm" svg:y="1.244cm" svg:width="8.625cm" svg:height="4.871cm">
          <chartooo:coordinate-region svg:x="1.919cm" svg:y="1.442cm" svg:width="7.437cm" svg:height="4.029cm"/>
          <chart:axis chart:dimension="x" chart:name="primary-x" chart:style-name="ch5">
            <chart:title svg:x="5.126cm" svg:y="6.276cm" chart:style-name="ch6">
              <text:p>S(T)</text:p>
            </chart:title>
          </chart:axis>
          <chart:axis chart:dimension="y" chart:name="primary-y" chart:style-name="ch7">
            <chart:title svg:x="0.451cm" svg:y="5.065cm" chart:style-name="ch8">
              <text:p>sqrt(integral V(t) dt)</text:p>
            </chart:title>
            <chart:grid chart:style-name="ch9" chart:class="major"/>
          </chart:axis>
          <chart:series chart:style-name="ch10" chart:values-cell-range-address="MonteCarloBlackScholes.M8:MonteCarloBlackScholes.M257" chart:class="chart:scatter">
            <chart:domain table:cell-range-address="MonteCarloBlackScholes.L8:MonteCarloBlackScholes.L257"/>
            <chart:regression-curve chart:style-name="ch11"/>
            <chart:data-point chart:repeated="2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8932444972772">
                <text:p>64.8932444972772</text:p>
                <draw:g>
                  <svg:desc>MonteCarloBlackScholes.L8:MonteCarloBlackScholes.L257</svg:desc>
                </draw:g>
              </table:table-cell>
              <table:table-cell office:value-type="float" office:value="0.352629849606817">
                <text:p>0.352629849606817</text:p>
                <draw:g>
                  <svg:desc>MonteCarloBlackScholes.M8:MonteCarloBlackScholes.M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.58474195588">
                <text:p>150.58474195588</text:p>
              </table:table-cell>
              <table:table-cell office:value-type="float" office:value="0.214422747139191">
                <text:p>0.2144227471391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.267288932881">
                <text:p>125.267288932881</text:p>
              </table:table-cell>
              <table:table-cell office:value-type="float" office:value="0.301947302124202">
                <text:p>0.301947302124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5.8018586518">
                <text:p>205.8018586518</text:p>
              </table:table-cell>
              <table:table-cell office:value-type="float" office:value="0.328323640104245">
                <text:p>0.328323640104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7.006212681618">
                <text:p>107.006212681618</text:p>
              </table:table-cell>
              <table:table-cell office:value-type="float" office:value="0.307775522318287">
                <text:p>0.307775522318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5.71237770667">
                <text:p>265.71237770667</text:p>
              </table:table-cell>
              <table:table-cell office:value-type="float" office:value="0.319626620087496">
                <text:p>0.319626620087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.6272321695846">
                <text:p>81.6272321695846</text:p>
              </table:table-cell>
              <table:table-cell office:value-type="float" office:value="0.414614271923608">
                <text:p>0.4146142719236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3031439032059">
                <text:p>91.3031439032059</text:p>
              </table:table-cell>
              <table:table-cell office:value-type="float" office:value="0.22943107926447">
                <text:p>0.22943107926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5.188077190438">
                <text:p>115.188077190438</text:p>
              </table:table-cell>
              <table:table-cell office:value-type="float" office:value="0.283806427025945">
                <text:p>0.2838064270259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1.891431925492">
                <text:p>121.891431925492</text:p>
              </table:table-cell>
              <table:table-cell office:value-type="float" office:value="0.451532845671054">
                <text:p>0.4515328456710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8.794543464767">
                <text:p>128.794543464767</text:p>
              </table:table-cell>
              <table:table-cell office:value-type="float" office:value="0.266945205025367">
                <text:p>0.2669452050253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5.190375773366">
                <text:p>145.190375773366</text:p>
              </table:table-cell>
              <table:table-cell office:value-type="float" office:value="0.304679927055209">
                <text:p>0.3046799270552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9.853565625696">
                <text:p>139.853565625696</text:p>
              </table:table-cell>
              <table:table-cell office:value-type="float" office:value="0.163300268182217">
                <text:p>0.1633002681822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6.3736280180037">
                <text:p>96.3736280180037</text:p>
              </table:table-cell>
              <table:table-cell office:value-type="float" office:value="0.364177518941884">
                <text:p>0.364177518941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4.1859792643577">
                <text:p>94.1859792643577</text:p>
              </table:table-cell>
              <table:table-cell office:value-type="float" office:value="0.252137940754881">
                <text:p>0.2521379407548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.6205608749995">
                <text:p>96.6205608749995</text:p>
              </table:table-cell>
              <table:table-cell office:value-type="float" office:value="0.347456152402497">
                <text:p>0.3474561524024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2357576224416">
                <text:p>62.2357576224416</text:p>
              </table:table-cell>
              <table:table-cell office:value-type="float" office:value="0.296930152047051">
                <text:p>0.2969301520470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4.088154899883">
                <text:p>64.088154899883</text:p>
              </table:table-cell>
              <table:table-cell office:value-type="float" office:value="0.375756519915684">
                <text:p>0.375756519915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526119884551">
                <text:p>42.526119884551</text:p>
              </table:table-cell>
              <table:table-cell office:value-type="float" office:value="0.31099160698244">
                <text:p>0.310991606982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196408827876">
                <text:p>99.3196408827876</text:p>
              </table:table-cell>
              <table:table-cell office:value-type="float" office:value="0.241333674181654">
                <text:p>0.241333674181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.445077121374">
                <text:p>229.445077121374</text:p>
              </table:table-cell>
              <table:table-cell office:value-type="float" office:value="0.33593711068047">
                <text:p>0.335937110680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.688669233582">
                <text:p>183.688669233582</text:p>
              </table:table-cell>
              <table:table-cell office:value-type="float" office:value="0.248627263932327">
                <text:p>0.2486272639323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.7186780268625">
                <text:p>67.7186780268625</text:p>
              </table:table-cell>
              <table:table-cell office:value-type="float" office:value="0.316957638156293">
                <text:p>0.316957638156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5.331600484117">
                <text:p>225.331600484117</text:p>
              </table:table-cell>
              <table:table-cell office:value-type="float" office:value="0.280802418820434">
                <text:p>0.280802418820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9.1256435197094">
                <text:p>79.1256435197094</text:p>
              </table:table-cell>
              <table:table-cell office:value-type="float" office:value="0.305691283201622">
                <text:p>0.3056912832016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.2306145400644">
                <text:p>59.2306145400644</text:p>
              </table:table-cell>
              <table:table-cell office:value-type="float" office:value="0.341593795546169">
                <text:p>0.341593795546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5.741114610525">
                <text:p>145.741114610525</text:p>
              </table:table-cell>
              <table:table-cell office:value-type="float" office:value="0.247257836442462">
                <text:p>0.247257836442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35.61135138709">
                <text:p>535.61135138709</text:p>
              </table:table-cell>
              <table:table-cell office:value-type="float" office:value="0.229110428622275">
                <text:p>0.2291104286222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1.2211641372326">
                <text:p>41.2211641372326</text:p>
              </table:table-cell>
              <table:table-cell office:value-type="float" office:value="0.26555566703056">
                <text:p>0.265555667030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5.377284829703">
                <text:p>195.377284829703</text:p>
              </table:table-cell>
              <table:table-cell office:value-type="float" office:value="0.294476442576805">
                <text:p>0.2944764425768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4.695560869601">
                <text:p>144.695560869601</text:p>
              </table:table-cell>
              <table:table-cell office:value-type="float" office:value="0.208711675919216">
                <text:p>0.2087116759192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8.1974794963324">
                <text:p>48.1974794963324</text:p>
              </table:table-cell>
              <table:table-cell office:value-type="float" office:value="0.292906507718211">
                <text:p>0.2929065077182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1.005115933828">
                <text:p>61.005115933828</text:p>
              </table:table-cell>
              <table:table-cell office:value-type="float" office:value="0.33720398302497">
                <text:p>0.337203983024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.767561114642">
                <text:p>126.767561114642</text:p>
              </table:table-cell>
              <table:table-cell office:value-type="float" office:value="0.301071130962302">
                <text:p>0.3010711309623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8.494128453094">
                <text:p>278.494128453094</text:p>
              </table:table-cell>
              <table:table-cell office:value-type="float" office:value="0.283840453623926">
                <text:p>0.283840453623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5.634088420407">
                <text:p>75.634088420407</text:p>
              </table:table-cell>
              <table:table-cell office:value-type="float" office:value="0.184177227514744">
                <text:p>0.1841772275147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571267698784">
                <text:p>57.571267698784</text:p>
              </table:table-cell>
              <table:table-cell office:value-type="float" office:value="0.253369683027358">
                <text:p>0.2533696830273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9.9183450888202">
                <text:p>79.9183450888202</text:p>
              </table:table-cell>
              <table:table-cell office:value-type="float" office:value="0.284443867991816">
                <text:p>0.2844438679918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6.108799217234">
                <text:p>196.108799217234</text:p>
              </table:table-cell>
              <table:table-cell office:value-type="float" office:value="0.342751269696501">
                <text:p>0.342751269696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72.441101353733">
                <text:p>672.441101353733</text:p>
              </table:table-cell>
              <table:table-cell office:value-type="float" office:value="0.269590092813335">
                <text:p>0.2695900928133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8.7428467393029">
                <text:p>78.7428467393029</text:p>
              </table:table-cell>
              <table:table-cell office:value-type="float" office:value="0.193068230727478">
                <text:p>0.1930682307274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1.669482597869">
                <text:p>201.669482597869</text:p>
              </table:table-cell>
              <table:table-cell office:value-type="float" office:value="0.265567682768978">
                <text:p>0.265567682768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8.098494794048">
                <text:p>128.098494794048</text:p>
              </table:table-cell>
              <table:table-cell office:value-type="float" office:value="0.216335544721761">
                <text:p>0.2163355447217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4.7392067301758">
                <text:p>64.7392067301758</text:p>
              </table:table-cell>
              <table:table-cell office:value-type="float" office:value="0.327344674699639">
                <text:p>0.3273446746996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6.698652855786">
                <text:p>116.698652855786</text:p>
              </table:table-cell>
              <table:table-cell office:value-type="float" office:value="0.211546605235609">
                <text:p>0.2115466052356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1.508801405572">
                <text:p>181.508801405572</text:p>
              </table:table-cell>
              <table:table-cell office:value-type="float" office:value="0.318887733458209">
                <text:p>0.3188877334582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4.571686803642">
                <text:p>124.571686803642</text:p>
              </table:table-cell>
              <table:table-cell office:value-type="float" office:value="0.304891974200709">
                <text:p>0.3048919742007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.4667558281126">
                <text:p>92.4667558281126</text:p>
              </table:table-cell>
              <table:table-cell office:value-type="float" office:value="0.231195854989539">
                <text:p>0.2311958549895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9.2927888064958">
                <text:p>89.2927888064958</text:p>
              </table:table-cell>
              <table:table-cell office:value-type="float" office:value="0.193965354106258">
                <text:p>0.1939653541062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7.272703641219">
                <text:p>227.272703641219</text:p>
              </table:table-cell>
              <table:table-cell office:value-type="float" office:value="0.313211305448888">
                <text:p>0.313211305448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7.616351482286">
                <text:p>187.616351482286</text:p>
              </table:table-cell>
              <table:table-cell office:value-type="float" office:value="0.171752283829768">
                <text:p>0.171752283829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4.4950119125365">
                <text:p>94.4950119125365</text:p>
              </table:table-cell>
              <table:table-cell office:value-type="float" office:value="0.303509558450651">
                <text:p>0.30350955845065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8.440223257529">
                <text:p>188.440223257529</text:p>
              </table:table-cell>
              <table:table-cell office:value-type="float" office:value="0.249693257462693">
                <text:p>0.2496932574626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8.227691666638">
                <text:p>438.227691666638</text:p>
              </table:table-cell>
              <table:table-cell office:value-type="float" office:value="0.397208701973007">
                <text:p>0.3972087019730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2975881105426">
                <text:p>30.2975881105426</text:p>
              </table:table-cell>
              <table:table-cell office:value-type="float" office:value="0.248589478217853">
                <text:p>0.2485894782178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90.630819325838">
                <text:p>490.630819325838</text:p>
              </table:table-cell>
              <table:table-cell office:value-type="float" office:value="0.330573129526853">
                <text:p>0.3305731295268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1.683388868446">
                <text:p>141.683388868446</text:p>
              </table:table-cell>
              <table:table-cell office:value-type="float" office:value="0.213360572647667">
                <text:p>0.213360572647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.318426222639">
                <text:p>100.318426222639</text:p>
              </table:table-cell>
              <table:table-cell office:value-type="float" office:value="0.332646150780994">
                <text:p>0.3326461507809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1.698189358215">
                <text:p>171.698189358215</text:p>
              </table:table-cell>
              <table:table-cell office:value-type="float" office:value="0.375966784696876">
                <text:p>0.3759667846968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6.8303569490894">
                <text:p>66.8303569490894</text:p>
              </table:table-cell>
              <table:table-cell office:value-type="float" office:value="0.291777396079896">
                <text:p>0.2917773960798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1.7285503247713">
                <text:p>71.7285503247713</text:p>
              </table:table-cell>
              <table:table-cell office:value-type="float" office:value="0.267184306306453">
                <text:p>0.267184306306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.8089367895283">
                <text:p>44.8089367895283</text:p>
              </table:table-cell>
              <table:table-cell office:value-type="float" office:value="0.278430479570322">
                <text:p>0.2784304795703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8.357826827705">
                <text:p>188.357826827705</text:p>
              </table:table-cell>
              <table:table-cell office:value-type="float" office:value="0.383294749790426">
                <text:p>0.38329474979042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7.2178440836269">
                <text:p>57.2178440836269</text:p>
              </table:table-cell>
              <table:table-cell office:value-type="float" office:value="0.283428375255391">
                <text:p>0.2834283752553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4.254714213182">
                <text:p>154.254714213182</text:p>
              </table:table-cell>
              <table:table-cell office:value-type="float" office:value="0.267404749673092">
                <text:p>0.2674047496730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6.285252229439">
                <text:p>256.285252229439</text:p>
              </table:table-cell>
              <table:table-cell office:value-type="float" office:value="0.289844146064971">
                <text:p>0.2898441460649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4.49473598793">
                <text:p>114.49473598793</text:p>
              </table:table-cell>
              <table:table-cell office:value-type="float" office:value="0.205085230415124">
                <text:p>0.2050852304151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.114253068631">
                <text:p>129.114253068631</text:p>
              </table:table-cell>
              <table:table-cell office:value-type="float" office:value="0.220657156122038">
                <text:p>0.2206571561220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3.485512182523">
                <text:p>123.485512182523</text:p>
              </table:table-cell>
              <table:table-cell office:value-type="float" office:value="0.328237389626438">
                <text:p>0.3282373896264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0827411007595">
                <text:p>68.0827411007595</text:p>
              </table:table-cell>
              <table:table-cell office:value-type="float" office:value="0.265065163836437">
                <text:p>0.2650651638364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03.13504561059">
                <text:p>303.13504561059</text:p>
              </table:table-cell>
              <table:table-cell office:value-type="float" office:value="0.309960128397126">
                <text:p>0.3099601283971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.5562881181743">
                <text:p>66.5562881181743</text:p>
              </table:table-cell>
              <table:table-cell office:value-type="float" office:value="0.381922485445959">
                <text:p>0.3819224854459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.07519737514">
                <text:p>38.07519737514</text:p>
              </table:table-cell>
              <table:table-cell office:value-type="float" office:value="0.426413196910819">
                <text:p>0.4264131969108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4.6699850561028">
                <text:p>54.6699850561028</text:p>
              </table:table-cell>
              <table:table-cell office:value-type="float" office:value="0.209058724350493">
                <text:p>0.20905872435049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5.383993254407">
                <text:p>105.383993254407</text:p>
              </table:table-cell>
              <table:table-cell office:value-type="float" office:value="0.455543194241127">
                <text:p>0.4555431942411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6.2860128631">
                <text:p>136.2860128631</text:p>
              </table:table-cell>
              <table:table-cell office:value-type="float" office:value="0.302624773861675">
                <text:p>0.3026247738616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5.416632872027">
                <text:p>125.416632872027</text:p>
              </table:table-cell>
              <table:table-cell office:value-type="float" office:value="0.175491332506422">
                <text:p>0.1754913325064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8.4283665223551">
                <text:p>58.4283665223551</text:p>
              </table:table-cell>
              <table:table-cell office:value-type="float" office:value="0.33392600061467">
                <text:p>0.333926000614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.923634621757">
                <text:p>190.923634621757</text:p>
              </table:table-cell>
              <table:table-cell office:value-type="float" office:value="0.403201698746608">
                <text:p>0.4032016987466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3.6717944300735">
                <text:p>53.6717944300735</text:p>
              </table:table-cell>
              <table:table-cell office:value-type="float" office:value="0.241309534758207">
                <text:p>0.2413095347582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6.2111366451837">
                <text:p>66.2111366451837</text:p>
              </table:table-cell>
              <table:table-cell office:value-type="float" office:value="0.253305324038434">
                <text:p>0.253305324038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7.878256129314">
                <text:p>317.878256129314</text:p>
              </table:table-cell>
              <table:table-cell office:value-type="float" office:value="0.319637911346295">
                <text:p>0.3196379113462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1.29488696765">
                <text:p>151.29488696765</text:p>
              </table:table-cell>
              <table:table-cell office:value-type="float" office:value="0.242306402631835">
                <text:p>0.2423064026318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.493680356243">
                <text:p>133.493680356243</text:p>
              </table:table-cell>
              <table:table-cell office:value-type="float" office:value="0.399847146604371">
                <text:p>0.3998471466043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7.533554985228">
                <text:p>207.533554985228</text:p>
              </table:table-cell>
              <table:table-cell office:value-type="float" office:value="0.292219788581028">
                <text:p>0.2922197885810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8.88748276752">
                <text:p>78.88748276752</text:p>
              </table:table-cell>
              <table:table-cell office:value-type="float" office:value="0.321026828928337">
                <text:p>0.3210268289283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.783334647071">
                <text:p>172.783334647071</text:p>
              </table:table-cell>
              <table:table-cell office:value-type="float" office:value="0.261336371312626">
                <text:p>0.2613363713126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.7198805932983">
                <text:p>83.7198805932983</text:p>
              </table:table-cell>
              <table:table-cell office:value-type="float" office:value="0.314674668850413">
                <text:p>0.3146746688504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.622409411246">
                <text:p>231.622409411246</text:p>
              </table:table-cell>
              <table:table-cell office:value-type="float" office:value="0.262956868012868">
                <text:p>0.2629568680128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8.8360760389456">
                <text:p>38.8360760389456</text:p>
              </table:table-cell>
              <table:table-cell office:value-type="float" office:value="0.307434699746067">
                <text:p>0.3074346997460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0.77736063549">
                <text:p>80.77736063549</text:p>
              </table:table-cell>
              <table:table-cell office:value-type="float" office:value="0.328505701490231">
                <text:p>0.3285057014902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4.483309997385">
                <text:p>194.483309997385</text:p>
              </table:table-cell>
              <table:table-cell office:value-type="float" office:value="0.369117112725728">
                <text:p>0.3691171127257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6.7596866856939">
                <text:p>66.7596866856939</text:p>
              </table:table-cell>
              <table:table-cell office:value-type="float" office:value="0.390895100152674">
                <text:p>0.3908951001526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.6035912320432">
                <text:p>64.6035912320432</text:p>
              </table:table-cell>
              <table:table-cell office:value-type="float" office:value="0.278348895638644">
                <text:p>0.2783488956386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.3364891256118">
                <text:p>34.3364891256118</text:p>
              </table:table-cell>
              <table:table-cell office:value-type="float" office:value="0.275658136330536">
                <text:p>0.275658136330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3.911007347301">
                <text:p>163.911007347301</text:p>
              </table:table-cell>
              <table:table-cell office:value-type="float" office:value="0.248646402161048">
                <text:p>0.2486464021610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.074250247726">
                <text:p>100.074250247726</text:p>
              </table:table-cell>
              <table:table-cell office:value-type="float" office:value="0.333935826691145">
                <text:p>0.3339358266911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9.845967440089">
                <text:p>149.845967440089</text:p>
              </table:table-cell>
              <table:table-cell office:value-type="float" office:value="0.488617951915764">
                <text:p>0.4886179519157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.8636625039283">
                <text:p>31.8636625039283</text:p>
              </table:table-cell>
              <table:table-cell office:value-type="float" office:value="0.40957086413866">
                <text:p>0.409570864138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24.029224707426">
                <text:p>224.029224707426</text:p>
              </table:table-cell>
              <table:table-cell office:value-type="float" office:value="0.289622202770346">
                <text:p>0.28962220277034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.6635634651428">
                <text:p>73.6635634651428</text:p>
              </table:table-cell>
              <table:table-cell office:value-type="float" office:value="0.186229317799036">
                <text:p>0.1862293177990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6.089771757313">
                <text:p>176.089771757313</text:p>
              </table:table-cell>
              <table:table-cell office:value-type="float" office:value="0.214801539780767">
                <text:p>0.2148015397807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3.0891015776583">
                <text:p>63.0891015776583</text:p>
              </table:table-cell>
              <table:table-cell office:value-type="float" office:value="0.326461009082161">
                <text:p>0.3264610090821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4.0119194983107">
                <text:p>54.0119194983107</text:p>
              </table:table-cell>
              <table:table-cell office:value-type="float" office:value="0.375284532076096">
                <text:p>0.3752845320760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6.29957374387">
                <text:p>126.29957374387</text:p>
              </table:table-cell>
              <table:table-cell office:value-type="float" office:value="0.347759708591683">
                <text:p>0.3477597085916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9.836702105607">
                <text:p>189.836702105607</text:p>
              </table:table-cell>
              <table:table-cell office:value-type="float" office:value="0.330259518085454">
                <text:p>0.3302595180854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8.3027711352535">
                <text:p>68.3027711352535</text:p>
              </table:table-cell>
              <table:table-cell office:value-type="float" office:value="0.160590318968338">
                <text:p>0.1605903189683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3.106374988211">
                <text:p>173.106374988211</text:p>
              </table:table-cell>
              <table:table-cell office:value-type="float" office:value="0.258424825578976">
                <text:p>0.258424825578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.6879945506427">
                <text:p>43.6879945506427</text:p>
              </table:table-cell>
              <table:table-cell office:value-type="float" office:value="0.272463856081857">
                <text:p>0.2724638560818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.8094374677762">
                <text:p>69.8094374677762</text:p>
              </table:table-cell>
              <table:table-cell office:value-type="float" office:value="0.255871329601618">
                <text:p>0.25587132960161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6.0552160547606">
                <text:p>66.0552160547606</text:p>
              </table:table-cell>
              <table:table-cell office:value-type="float" office:value="0.260408032484142">
                <text:p>0.2604080324841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6.9322455204482">
                <text:p>76.9322455204482</text:p>
              </table:table-cell>
              <table:table-cell office:value-type="float" office:value="0.2157927235092">
                <text:p>0.21579272350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1.516971158914">
                <text:p>131.516971158914</text:p>
              </table:table-cell>
              <table:table-cell office:value-type="float" office:value="0.264707618824139">
                <text:p>0.2647076188241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4.6007316579073">
                <text:p>84.6007316579073</text:p>
              </table:table-cell>
              <table:table-cell office:value-type="float" office:value="0.238989895163657">
                <text:p>0.23898989516365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0.681454701671">
                <text:p>80.681454701671</text:p>
              </table:table-cell>
              <table:table-cell office:value-type="float" office:value="0.319139158480807">
                <text:p>0.3191391584808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5.0750688934384">
                <text:p>75.0750688934384</text:p>
              </table:table-cell>
              <table:table-cell office:value-type="float" office:value="0.251802800276434">
                <text:p>0.2518028002764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4.2314107982142">
                <text:p>64.2314107982142</text:p>
              </table:table-cell>
              <table:table-cell office:value-type="float" office:value="0.20532794438514">
                <text:p>0.2053279443851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2.094228191739">
                <text:p>152.094228191739</text:p>
              </table:table-cell>
              <table:table-cell office:value-type="float" office:value="0.216876097016569">
                <text:p>0.216876097016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3.630307615793">
                <text:p>123.630307615793</text:p>
              </table:table-cell>
              <table:table-cell office:value-type="float" office:value="0.218225906817705">
                <text:p>0.2182259068177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6.078462899708">
                <text:p>266.078462899708</text:p>
              </table:table-cell>
              <table:table-cell office:value-type="float" office:value="0.271698512123613">
                <text:p>0.2716985121236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.838868137122">
                <text:p>241.838868137122</text:p>
              </table:table-cell>
              <table:table-cell office:value-type="float" office:value="0.262552968686322">
                <text:p>0.26255296868632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0.164944723501">
                <text:p>160.164944723501</text:p>
              </table:table-cell>
              <table:table-cell office:value-type="float" office:value="0.284592301980764">
                <text:p>0.28459230198076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2.546394471243">
                <text:p>202.546394471243</text:p>
              </table:table-cell>
              <table:table-cell office:value-type="float" office:value="0.229951805705765">
                <text:p>0.22995180570576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4.734674073493">
                <text:p>134.734674073493</text:p>
              </table:table-cell>
              <table:table-cell office:value-type="float" office:value="0.190076854759915">
                <text:p>0.1900768547599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7.7393610018841">
                <text:p>87.7393610018841</text:p>
              </table:table-cell>
              <table:table-cell office:value-type="float" office:value="0.274905114308203">
                <text:p>0.2749051143082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8.3164911165097">
                <text:p>78.3164911165097</text:p>
              </table:table-cell>
              <table:table-cell office:value-type="float" office:value="0.202861524305424">
                <text:p>0.2028615243054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2.424568035016">
                <text:p>192.424568035016</text:p>
              </table:table-cell>
              <table:table-cell office:value-type="float" office:value="0.442968158874669">
                <text:p>0.44296815887466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3.568039764992">
                <text:p>113.568039764992</text:p>
              </table:table-cell>
              <table:table-cell office:value-type="float" office:value="0.260383485477108">
                <text:p>0.2603834854771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75.322702608783">
                <text:p>475.322702608783</text:p>
              </table:table-cell>
              <table:table-cell office:value-type="float" office:value="0.341648564452293">
                <text:p>0.34164856445229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0.349014738029">
                <text:p>120.349014738029</text:p>
              </table:table-cell>
              <table:table-cell office:value-type="float" office:value="0.295119291806764">
                <text:p>0.2951192918067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5.358765485764">
                <text:p>195.358765485764</text:p>
              </table:table-cell>
              <table:table-cell office:value-type="float" office:value="0.213399727677912">
                <text:p>0.2133997276779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.1834297963">
                <text:p>129.1834297963</text:p>
              </table:table-cell>
              <table:table-cell office:value-type="float" office:value="0.312986010597827">
                <text:p>0.3129860105978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.4882792078209">
                <text:p>92.4882792078209</text:p>
              </table:table-cell>
              <table:table-cell office:value-type="float" office:value="0.269854422232397">
                <text:p>0.2698544222323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6.559902365063">
                <text:p>126.559902365063</text:p>
              </table:table-cell>
              <table:table-cell office:value-type="float" office:value="0.233399294688661">
                <text:p>0.2333992946886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6.474245499991">
                <text:p>126.474245499991</text:p>
              </table:table-cell>
              <table:table-cell office:value-type="float" office:value="0.176001026137072">
                <text:p>0.1760010261370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9227194109594">
                <text:p>43.9227194109594</text:p>
              </table:table-cell>
              <table:table-cell office:value-type="float" office:value="0.342689253711085">
                <text:p>0.342689253711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7.683847539723">
                <text:p>117.683847539723</text:p>
              </table:table-cell>
              <table:table-cell office:value-type="float" office:value="0.232885042237517">
                <text:p>0.232885042237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.93420963837">
                <text:p>136.93420963837</text:p>
              </table:table-cell>
              <table:table-cell office:value-type="float" office:value="0.417038863473102">
                <text:p>0.4170388634731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9.855260051601">
                <text:p>109.855260051601</text:p>
              </table:table-cell>
              <table:table-cell office:value-type="float" office:value="0.354120272626308">
                <text:p>0.3541202726263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.692786844787">
                <text:p>164.692786844787</text:p>
              </table:table-cell>
              <table:table-cell office:value-type="float" office:value="0.2285098667828">
                <text:p>0.22850986678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.507488499823">
                <text:p>109.507488499823</text:p>
              </table:table-cell>
              <table:table-cell office:value-type="float" office:value="0.271095566390175">
                <text:p>0.2710955663901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6.401381427577">
                <text:p>116.401381427577</text:p>
              </table:table-cell>
              <table:table-cell office:value-type="float" office:value="0.315695265529914">
                <text:p>0.3156952655299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69.121963097597">
                <text:p>269.121963097597</text:p>
              </table:table-cell>
              <table:table-cell office:value-type="float" office:value="0.193338819076617">
                <text:p>0.19333881907661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1.995138240608">
                <text:p>101.995138240608</text:p>
              </table:table-cell>
              <table:table-cell office:value-type="float" office:value="0.29551323823672">
                <text:p>0.295513238236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9.87603600071">
                <text:p>109.87603600071</text:p>
              </table:table-cell>
              <table:table-cell office:value-type="float" office:value="0.357326212750543">
                <text:p>0.3573262127505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2.762372275222">
                <text:p>42.762372275222</text:p>
              </table:table-cell>
              <table:table-cell office:value-type="float" office:value="0.290945919608812">
                <text:p>0.2909459196088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6.123898119326">
                <text:p>186.123898119326</text:p>
              </table:table-cell>
              <table:table-cell office:value-type="float" office:value="0.343496922813804">
                <text:p>0.3434969228138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7.624706145054">
                <text:p>127.624706145054</text:p>
              </table:table-cell>
              <table:table-cell office:value-type="float" office:value="0.285531811086017">
                <text:p>0.2855318110860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1.278969623044">
                <text:p>141.278969623044</text:p>
              </table:table-cell>
              <table:table-cell office:value-type="float" office:value="0.204469007903959">
                <text:p>0.2044690079039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9.840078902552">
                <text:p>159.840078902552</text:p>
              </table:table-cell>
              <table:table-cell office:value-type="float" office:value="0.211512040198391">
                <text:p>0.21151204019839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0.9372895252572">
                <text:p>80.9372895252572</text:p>
              </table:table-cell>
              <table:table-cell office:value-type="float" office:value="0.28853347604814">
                <text:p>0.288533476048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8.908608627645">
                <text:p>418.908608627645</text:p>
              </table:table-cell>
              <table:table-cell office:value-type="float" office:value="0.304114664291078">
                <text:p>0.3041146642910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60.7276655806863">
                <text:p>60.7276655806863</text:p>
              </table:table-cell>
              <table:table-cell office:value-type="float" office:value="0.293535757455174">
                <text:p>0.2935357574551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.9387290688018">
                <text:p>31.9387290688018</text:p>
              </table:table-cell>
              <table:table-cell office:value-type="float" office:value="0.45760575811839">
                <text:p>0.457605758118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2.950788010975">
                <text:p>342.950788010975</text:p>
              </table:table-cell>
              <table:table-cell office:value-type="float" office:value="0.31523788737562">
                <text:p>0.315237887375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50.846667316129">
                <text:p>450.846667316129</text:p>
              </table:table-cell>
              <table:table-cell office:value-type="float" office:value="0.337483335682974">
                <text:p>0.33748333568297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3.089441216411">
                <text:p>143.089441216411</text:p>
              </table:table-cell>
              <table:table-cell office:value-type="float" office:value="0.374649496984484">
                <text:p>0.3746494969844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1.281587236818">
                <text:p>61.281587236818</text:p>
              </table:table-cell>
              <table:table-cell office:value-type="float" office:value="0.369502361204337">
                <text:p>0.3695023612043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6.110789872881">
                <text:p>226.110789872881</text:p>
              </table:table-cell>
              <table:table-cell office:value-type="float" office:value="0.205110667124603">
                <text:p>0.2051106671246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5.875425857665">
                <text:p>115.875425857665</text:p>
              </table:table-cell>
              <table:table-cell office:value-type="float" office:value="0.162933893044325">
                <text:p>0.162933893044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1.345155520931">
                <text:p>131.345155520931</text:p>
              </table:table-cell>
              <table:table-cell office:value-type="float" office:value="0.257454452369997">
                <text:p>0.25745445236999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8.9681224927203">
                <text:p>68.9681224927203</text:p>
              </table:table-cell>
              <table:table-cell office:value-type="float" office:value="0.337611696184847">
                <text:p>0.3376116961848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0.549017671551">
                <text:p>120.549017671551</text:p>
              </table:table-cell>
              <table:table-cell office:value-type="float" office:value="0.280307688226001">
                <text:p>0.2803076882260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6.314780573202">
                <text:p>106.314780573202</text:p>
              </table:table-cell>
              <table:table-cell office:value-type="float" office:value="0.202937440134624">
                <text:p>0.20293744013462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3.467441747954">
                <text:p>113.467441747954</text:p>
              </table:table-cell>
              <table:table-cell office:value-type="float" office:value="0.250595724555269">
                <text:p>0.25059572455526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6.346559910472">
                <text:p>186.346559910472</text:p>
              </table:table-cell>
              <table:table-cell office:value-type="float" office:value="0.259351964590112">
                <text:p>0.25935196459011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80.206228819733">
                <text:p>280.206228819733</text:p>
              </table:table-cell>
              <table:table-cell office:value-type="float" office:value="0.260665346194397">
                <text:p>0.2606653461943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8.151188250342">
                <text:p>118.151188250342</text:p>
              </table:table-cell>
              <table:table-cell office:value-type="float" office:value="0.469027066698949">
                <text:p>0.4690270666989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1.9735489392508">
                <text:p>91.9735489392508</text:p>
              </table:table-cell>
              <table:table-cell office:value-type="float" office:value="0.334393048394924">
                <text:p>0.3343930483949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3.7250378248659">
                <text:p>93.7250378248659</text:p>
              </table:table-cell>
              <table:table-cell office:value-type="float" office:value="0.345664869900293">
                <text:p>0.34566486990029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27.461344130603">
                <text:p>227.461344130603</text:p>
              </table:table-cell>
              <table:table-cell office:value-type="float" office:value="0.237108844731897">
                <text:p>0.23710884473189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.5495510028101">
                <text:p>78.5495510028101</text:p>
              </table:table-cell>
              <table:table-cell office:value-type="float" office:value="0.249956710621125">
                <text:p>0.249956710621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0.0939888004217">
                <text:p>70.0939888004217</text:p>
              </table:table-cell>
              <table:table-cell office:value-type="float" office:value="0.378612659787268">
                <text:p>0.3786126597872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0.7900503019508">
                <text:p>50.7900503019508</text:p>
              </table:table-cell>
              <table:table-cell office:value-type="float" office:value="0.301384962645732">
                <text:p>0.3013849626457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0.130530581732">
                <text:p>170.130530581732</text:p>
              </table:table-cell>
              <table:table-cell office:value-type="float" office:value="0.296960625397961">
                <text:p>0.2969606253979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.437851552044">
                <text:p>102.437851552044</text:p>
              </table:table-cell>
              <table:table-cell office:value-type="float" office:value="0.223194983122691">
                <text:p>0.22319498312269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0.465803174119">
                <text:p>110.465803174119</text:p>
              </table:table-cell>
              <table:table-cell office:value-type="float" office:value="0.352729090882929">
                <text:p>0.3527290908829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3.456010053542">
                <text:p>123.456010053542</text:p>
              </table:table-cell>
              <table:table-cell office:value-type="float" office:value="0.288836517368894">
                <text:p>0.2888365173688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7.5122299220343">
                <text:p>97.5122299220343</text:p>
              </table:table-cell>
              <table:table-cell office:value-type="float" office:value="0.311854276191379">
                <text:p>0.3118542761913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0.460327718846">
                <text:p>100.460327718846</text:p>
              </table:table-cell>
              <table:table-cell office:value-type="float" office:value="0.281790575905446">
                <text:p>0.2817905759054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5.456650219729">
                <text:p>125.456650219729</text:p>
              </table:table-cell>
              <table:table-cell office:value-type="float" office:value="0.273119173385705">
                <text:p>0.2731191733857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1.574263078096">
                <text:p>131.574263078096</text:p>
              </table:table-cell>
              <table:table-cell office:value-type="float" office:value="0.273139160039335">
                <text:p>0.27313916003933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.3284268936443">
                <text:p>32.3284268936443</text:p>
              </table:table-cell>
              <table:table-cell office:value-type="float" office:value="0.343026732092208">
                <text:p>0.34302673209220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61.619138263242">
                <text:p>261.619138263242</text:p>
              </table:table-cell>
              <table:table-cell office:value-type="float" office:value="0.394552677729012">
                <text:p>0.3945526777290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6.077066972181">
                <text:p>116.077066972181</text:p>
              </table:table-cell>
              <table:table-cell office:value-type="float" office:value="0.335819119588198">
                <text:p>0.3358191195881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46.437061863348">
                <text:p>246.437061863348</text:p>
              </table:table-cell>
              <table:table-cell office:value-type="float" office:value="0.325268073744533">
                <text:p>0.32526807374453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7.133726239232">
                <text:p>157.133726239232</text:p>
              </table:table-cell>
              <table:table-cell office:value-type="float" office:value="0.226695944582117">
                <text:p>0.226695944582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9.57431878544">
                <text:p>169.57431878544</text:p>
              </table:table-cell>
              <table:table-cell office:value-type="float" office:value="0.2116227054458">
                <text:p>0.21162270544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1.7050380323159">
                <text:p>81.7050380323159</text:p>
              </table:table-cell>
              <table:table-cell office:value-type="float" office:value="0.267248786247561">
                <text:p>0.2672487862475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2.430661716645">
                <text:p>132.430661716645</text:p>
              </table:table-cell>
              <table:table-cell office:value-type="float" office:value="0.266848489869422">
                <text:p>0.2668484898694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8.027491035184">
                <text:p>138.027491035184</text:p>
              </table:table-cell>
              <table:table-cell office:value-type="float" office:value="0.256603192298721">
                <text:p>0.2566031922987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9.655973656026">
                <text:p>209.655973656026</text:p>
              </table:table-cell>
              <table:table-cell office:value-type="float" office:value="0.349448297310268">
                <text:p>0.3494482973102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4.4775729407195">
                <text:p>94.4775729407195</text:p>
              </table:table-cell>
              <table:table-cell office:value-type="float" office:value="0.256736983478615">
                <text:p>0.2567369834786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0.505784727566">
                <text:p>150.505784727566</text:p>
              </table:table-cell>
              <table:table-cell office:value-type="float" office:value="0.284983029416388">
                <text:p>0.28498302941638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2.6998520483503">
                <text:p>52.6998520483503</text:p>
              </table:table-cell>
              <table:table-cell office:value-type="float" office:value="0.389111331573319">
                <text:p>0.3891113315733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27.387857612442">
                <text:p>127.387857612442</text:p>
              </table:table-cell>
              <table:table-cell office:value-type="float" office:value="0.171377729377574">
                <text:p>0.17137772937757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8.3331052202706">
                <text:p>68.3331052202706</text:p>
              </table:table-cell>
              <table:table-cell office:value-type="float" office:value="0.248582513249728">
                <text:p>0.2485825132497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4.7918547192059">
                <text:p>64.7918547192059</text:p>
              </table:table-cell>
              <table:table-cell office:value-type="float" office:value="0.439833341124604">
                <text:p>0.4398333411246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6.1446201134906">
                <text:p>66.1446201134906</text:p>
              </table:table-cell>
              <table:table-cell office:value-type="float" office:value="0.267080869241441">
                <text:p>0.26708086924144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.3078162917503">
                <text:p>29.3078162917503</text:p>
              </table:table-cell>
              <table:table-cell office:value-type="float" office:value="0.33652839393383">
                <text:p>0.336528393933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.150996589628">
                <text:p>401.150996589628</text:p>
              </table:table-cell>
              <table:table-cell office:value-type="float" office:value="0.308177838978891">
                <text:p>0.3081778389788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1.963514077887">
                <text:p>131.963514077887</text:p>
              </table:table-cell>
              <table:table-cell office:value-type="float" office:value="0.236080171996878">
                <text:p>0.2360801719968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9.2226962480784">
                <text:p>59.2226962480784</text:p>
              </table:table-cell>
              <table:table-cell office:value-type="float" office:value="0.301167556633477">
                <text:p>0.30116755663347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8.6362345394221">
                <text:p>38.6362345394221</text:p>
              </table:table-cell>
              <table:table-cell office:value-type="float" office:value="0.248723898188261">
                <text:p>0.2487238981882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1.438615527094">
                <text:p>191.438615527094</text:p>
              </table:table-cell>
              <table:table-cell office:value-type="float" office:value="0.243540850500239">
                <text:p>0.24354085050023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.5121345824716">
                <text:p>23.5121345824716</text:p>
              </table:table-cell>
              <table:table-cell office:value-type="float" office:value="0.391149248702144">
                <text:p>0.39114924870214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1.9159320708654">
                <text:p>61.9159320708654</text:p>
              </table:table-cell>
              <table:table-cell office:value-type="float" office:value="0.377445537573833">
                <text:p>0.377445537573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1.2491737594169">
                <text:p>91.2491737594169</text:p>
              </table:table-cell>
              <table:table-cell office:value-type="float" office:value="0.254983829202284">
                <text:p>0.2549838292022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12.493640138693">
                <text:p>112.493640138693</text:p>
              </table:table-cell>
              <table:table-cell office:value-type="float" office:value="0.216448400997635">
                <text:p>0.2164484009976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3.3638586654429">
                <text:p>53.3638586654429</text:p>
              </table:table-cell>
              <table:table-cell office:value-type="float" office:value="0.200506605714522">
                <text:p>0.2005066057145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.9962167429187">
                <text:p>55.9962167429187</text:p>
              </table:table-cell>
              <table:table-cell office:value-type="float" office:value="0.209365717408203">
                <text:p>0.2093657174082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2.8880130886051">
                <text:p>92.8880130886051</text:p>
              </table:table-cell>
              <table:table-cell office:value-type="float" office:value="0.259758605152881">
                <text:p>0.25975860515288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9.662873913359">
                <text:p>129.662873913359</text:p>
              </table:table-cell>
              <table:table-cell office:value-type="float" office:value="0.251036922226011">
                <text:p>0.251036922226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0.474979042445">
                <text:p>110.474979042445</text:p>
              </table:table-cell>
              <table:table-cell office:value-type="float" office:value="0.30726305739183">
                <text:p>0.3072630573918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3.707409741104">
                <text:p>153.707409741104</text:p>
              </table:table-cell>
              <table:table-cell office:value-type="float" office:value="0.289397646284465">
                <text:p>0.28939764628446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20.620504730402">
                <text:p>120.620504730402</text:p>
              </table:table-cell>
              <table:table-cell office:value-type="float" office:value="0.229076915203985">
                <text:p>0.2290769152039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4.404501180467">
                <text:p>364.404501180467</text:p>
              </table:table-cell>
              <table:table-cell office:value-type="float" office:value="0.336265863958628">
                <text:p>0.3362658639586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5.770487057657">
                <text:p>235.770487057657</text:p>
              </table:table-cell>
              <table:table-cell office:value-type="float" office:value="0.283087075063904">
                <text:p>0.2830870750639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0.77384805928">
                <text:p>340.77384805928</text:p>
              </table:table-cell>
              <table:table-cell office:value-type="float" office:value="0.289962419489698">
                <text:p>0.2899624194896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7.8426997912141">
                <text:p>97.8426997912141</text:p>
              </table:table-cell>
              <table:table-cell office:value-type="float" office:value="0.226393306839487">
                <text:p>0.22639330683948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.2343594371991">
                <text:p>56.2343594371991</text:p>
              </table:table-cell>
              <table:table-cell office:value-type="float" office:value="0.39682490971876">
                <text:p>0.396824909718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0.4268712444696">
                <text:p>60.4268712444696</text:p>
              </table:table-cell>
              <table:table-cell office:value-type="float" office:value="0.238816013204231">
                <text:p>0.2388160132042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.2259650287513">
                <text:p>77.2259650287513</text:p>
              </table:table-cell>
              <table:table-cell office:value-type="float" office:value="0.266974885414073">
                <text:p>0.2669748854140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0.916555339097">
                <text:p>90.916555339097</text:p>
              </table:table-cell>
              <table:table-cell office:value-type="float" office:value="0.339254850842428">
                <text:p>0.33925485084242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3.7179256650633">
                <text:p>83.7179256650633</text:p>
              </table:table-cell>
              <table:table-cell office:value-type="float" office:value="0.24386657099731">
                <text:p>0.243866570997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.729838106516">
                <text:p>101.729838106516</text:p>
              </table:table-cell>
              <table:table-cell office:value-type="float" office:value="0.171592129638561">
                <text:p>0.17159212963856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2.4922885955612">
                <text:p>72.4922885955612</text:p>
              </table:table-cell>
              <table:table-cell office:value-type="float" office:value="0.257114634102014">
                <text:p>0.2571146341020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0.9768385636706">
                <text:p>80.9768385636706</text:p>
              </table:table-cell>
              <table:table-cell office:value-type="float" office:value="0.332329161708005">
                <text:p>0.33232916170800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.263925132743">
                <text:p>102.263925132743</text:p>
              </table:table-cell>
              <table:table-cell office:value-type="float" office:value="0.317183234350912">
                <text:p>0.3171832343509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6.7704317580241">
                <text:p>76.7704317580241</text:p>
              </table:table-cell>
              <table:table-cell office:value-type="float" office:value="0.245767478985652">
                <text:p>0.2457674789856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5.4883920926828">
                <text:p>85.4883920926828</text:p>
              </table:table-cell>
              <table:table-cell office:value-type="float" office:value="0.289861473195971">
                <text:p>0.2898614731959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6.510917351783">
                <text:p>186.510917351783</text:p>
              </table:table-cell>
              <table:table-cell office:value-type="float" office:value="0.269343130365152">
                <text:p>0.2693431303651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.3452896789778">
                <text:p>35.3452896789778</text:p>
              </table:table-cell>
              <table:table-cell office:value-type="float" office:value="0.381508601786531">
                <text:p>0.3815086017865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5.3901114964521">
                <text:p>75.3901114964521</text:p>
              </table:table-cell>
              <table:table-cell office:value-type="float" office:value="0.405458968608108">
                <text:p>0.40545896860810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.3852383322593">
                <text:p>20.3852383322593</text:p>
              </table:table-cell>
              <table:table-cell office:value-type="float" office:value="0.373771694200055">
                <text:p>0.37377169420005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7.33110696348">
                <text:p>147.33110696348</text:p>
              </table:table-cell>
              <table:table-cell office:value-type="float" office:value="0.205037662570617">
                <text:p>0.2050376625706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.6379815189954">
                <text:p>25.6379815189954</text:p>
              </table:table-cell>
              <table:table-cell office:value-type="float" office:value="0.348925562760176">
                <text:p>0.3489255627601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9.6859667608506">
                <text:p>69.6859667608506</text:p>
              </table:table-cell>
              <table:table-cell office:value-type="float" office:value="0.376636990989925">
                <text:p>0.3766369909899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6.195191728906">
                <text:p>116.195191728906</text:p>
              </table:table-cell>
              <table:table-cell office:value-type="float" office:value="0.185478426857197">
                <text:p>0.1854784268571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8.705450737198">
                <text:p>138.705450737198</text:p>
              </table:table-cell>
              <table:table-cell office:value-type="float" office:value="0.244936585347399">
                <text:p>0.24493658534739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1.9818662958347">
                <text:p>61.9818662958347</text:p>
              </table:table-cell>
              <table:table-cell office:value-type="float" office:value="0.266162482824339">
                <text:p>0.2661624828243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1.103994482137">
                <text:p>331.103994482137</text:p>
              </table:table-cell>
              <table:table-cell office:value-type="float" office:value="0.315629989422146">
                <text:p>0.3156299894221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9.6261877097459">
                <text:p>69.6261877097459</text:p>
              </table:table-cell>
              <table:table-cell office:value-type="float" office:value="0.268723527222481">
                <text:p>0.2687235272224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1.5136126504577">
                <text:p>31.5136126504577</text:p>
              </table:table-cell>
              <table:table-cell office:value-type="float" office:value="0.253052602173239">
                <text:p>0.25305260217323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5.8601819204758">
                <text:p>75.8601819204758</text:p>
              </table:table-cell>
              <table:table-cell office:value-type="float" office:value="0.159636081283805">
                <text:p>0.1596360812838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2.409900407521">
                <text:p>112.409900407521</text:p>
              </table:table-cell>
              <table:table-cell office:value-type="float" office:value="0.128985718805559">
                <text:p>0.1289857188055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0.4117667734386">
                <text:p>90.4117667734386</text:p>
              </table:table-cell>
              <table:table-cell office:value-type="float" office:value="0.199101213410928">
                <text:p>0.19910121341092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97.725995851515">
                <text:p>297.725995851515</text:p>
              </table:table-cell>
              <table:table-cell office:value-type="float" office:value="0.318732635927484">
                <text:p>0.3187326359274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387268976092">
                <text:p>79.387268976092</text:p>
              </table:table-cell>
              <table:table-cell office:value-type="float" office:value="0.193728086070834">
                <text:p>0.1937280860708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8.417970097158">
                <text:p>118.417970097158</text:p>
              </table:table-cell>
              <table:table-cell office:value-type="float" office:value="0.291923381891326">
                <text:p>0.2919233818913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-color="#eeeee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0066cc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001cm" svg:height="8.001cm" xlink:href=".." xlink:type="simple" chart:class="chart:bar" chart:style-name="ch1">
        <chart:title svg:x="1.51cm" svg:y="0.295cm" chart:style-name="ch2">
          <text:p>Distribution of sqrt(integral V(t) dt)</text:p>
        </chart:title>
        <chart:legend chart:legend-position="bottom" svg:x="2.227cm" svg:y="6.91cm" style:legend-expansion="wide" chart:style-name="ch3"/>
        <chart:plot-area chart:style-name="ch4" table:cell-range-address="MonteCarloBlackScholes.O8:MonteCarloBlackScholes.P38" chart:data-source-has-labels="column" svg:x="1.176cm" svg:y="1.244cm" svg:width="8.625cm" svg:height="4.376cm">
          <chartooo:coordinate-region svg:x="2.116cm" svg:y="1.42cm" svg:width="7.669cm" svg:height="3.161cm"/>
          <chart:axis chart:dimension="x" chart:name="primary-x" chart:style-name="ch5" chartooo:axis-type="auto">
            <chartooo:date-scale/>
            <chart:title svg:x="5.047cm" svg:y="5.781cm" chart:style-name="ch6">
              <text:p>value</text:p>
            </chart:title>
            <chart:categories table:cell-range-address="MonteCarloBlackScholes.O8:MonteCarloBlackScholes.O38"/>
          </chart:axis>
          <chart:axis chart:dimension="y" chart:name="primary-y" chart:style-name="ch7">
            <chart:title svg:x="0.451cm" svg:y="4.178cm" chart:style-name="ch8">
              <text:p>frequency</text:p>
            </chart:title>
            <chart:grid chart:style-name="ch9" chart:class="major"/>
          </chart:axis>
          <chart:series chart:style-name="ch10" chart:values-cell-range-address="MonteCarloBlackScholes.P8:MonteCarloBlackScholes.P38" chart:class="chart:bar">
            <chart:regression-curve chart:style-name="ch11"/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onteCarloBlackScholes.O8:MonteCarloBlackScholes.O38</svg:desc>
                </draw:g>
              </table:table-cell>
              <table:table-cell office:value-type="float" office:value="0">
                <text:p>0</text:p>
                <draw:g>
                  <svg:desc>MonteCarloBlackScholes.P8:MonteCarloBlackScholes.P38</svg:desc>
                </draw:g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114">
                <text:p>0.114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112">
                <text:p>0.11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2.1$MacOSX_X86_64 LibreOffice_project/65905a128db06ba48db947242809d14d3f9a93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